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Noto Sans" svg:font-family="'Noto Sans'" style:font-adornments="Regular"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72c61" officeooo:paragraph-rsid="0018ca36"/>
    </style:style>
    <style:style style:name="P2" style:family="paragraph" style:parent-style-name="Text_20_body">
      <style:text-properties officeooo:rsid="00172c61" officeooo:paragraph-rsid="00309594"/>
    </style:style>
    <style:style style:name="P3" style:family="paragraph" style:parent-style-name="Text_20_body">
      <style:text-properties officeooo:rsid="00188788" officeooo:paragraph-rsid="001a049c"/>
    </style:style>
    <style:style style:name="P4" style:family="paragraph" style:parent-style-name="Text_20_body">
      <style:text-properties officeooo:rsid="0018ca36" officeooo:paragraph-rsid="001a049c"/>
    </style:style>
    <style:style style:name="P5" style:family="paragraph" style:parent-style-name="Text_20_body">
      <style:text-properties officeooo:rsid="001a049c" officeooo:paragraph-rsid="001a049c"/>
    </style:style>
    <style:style style:name="P6" style:family="paragraph" style:parent-style-name="Text_20_body">
      <style:text-properties officeooo:rsid="001a049c" officeooo:paragraph-rsid="001f8202"/>
    </style:style>
    <style:style style:name="P7" style:family="paragraph" style:parent-style-name="Text_20_body">
      <style:text-properties officeooo:rsid="001c6c59" officeooo:paragraph-rsid="001c6c59"/>
    </style:style>
    <style:style style:name="P8" style:family="paragraph" style:parent-style-name="Text_20_body">
      <style:text-properties officeooo:rsid="001c6c59" officeooo:paragraph-rsid="001c78bb"/>
    </style:style>
    <style:style style:name="P9" style:family="paragraph" style:parent-style-name="Text_20_body">
      <style:text-properties officeooo:rsid="001c6c59" officeooo:paragraph-rsid="001d5e95"/>
    </style:style>
    <style:style style:name="P10" style:family="paragraph" style:parent-style-name="Text_20_body">
      <style:text-properties officeooo:rsid="001c78bb" officeooo:paragraph-rsid="001c78bb"/>
    </style:style>
    <style:style style:name="P11" style:family="paragraph" style:parent-style-name="Text_20_body">
      <style:text-properties officeooo:rsid="001d5e95" officeooo:paragraph-rsid="001d5e95"/>
    </style:style>
    <style:style style:name="P12" style:family="paragraph" style:parent-style-name="Text_20_body">
      <style:text-properties officeooo:rsid="001d5e95" officeooo:paragraph-rsid="001e494c"/>
    </style:style>
    <style:style style:name="P13" style:family="paragraph" style:parent-style-name="Text_20_body">
      <style:text-properties officeooo:rsid="001d5e95" officeooo:paragraph-rsid="001e843a"/>
    </style:style>
    <style:style style:name="P14" style:family="paragraph" style:parent-style-name="Text_20_body">
      <style:text-properties officeooo:rsid="001d5e95" officeooo:paragraph-rsid="00309eca"/>
    </style:style>
    <style:style style:name="P15" style:family="paragraph" style:parent-style-name="Text_20_body">
      <style:text-properties officeooo:paragraph-rsid="001d5e95"/>
    </style:style>
    <style:style style:name="P16" style:family="paragraph" style:parent-style-name="Text_20_body">
      <style:text-properties fo:font-style="normal" officeooo:rsid="001c6c59" officeooo:paragraph-rsid="001e843a" style:font-style-asian="normal" style:font-style-complex="normal"/>
    </style:style>
    <style:style style:name="P17" style:family="paragraph" style:parent-style-name="Text_20_body">
      <style:text-properties officeooo:rsid="001e494c" officeooo:paragraph-rsid="001e843a"/>
    </style:style>
    <style:style style:name="P18" style:family="paragraph" style:parent-style-name="Text_20_body">
      <style:text-properties officeooo:rsid="001e494c" officeooo:paragraph-rsid="001e494c"/>
    </style:style>
    <style:style style:name="P19" style:family="paragraph" style:parent-style-name="Text_20_body">
      <style:text-properties fo:font-style="italic" officeooo:rsid="001e494c" officeooo:paragraph-rsid="001e494c" style:font-style-asian="italic" style:font-style-complex="italic"/>
    </style:style>
    <style:style style:name="P20" style:family="paragraph" style:parent-style-name="Text_20_body">
      <style:text-properties fo:font-style="italic" officeooo:rsid="00420aca" officeooo:paragraph-rsid="00420aca" style:font-style-asian="italic" style:font-style-complex="italic"/>
    </style:style>
    <style:style style:name="P21" style:family="paragraph" style:parent-style-name="Text_20_body">
      <style:text-properties fo:font-style="italic" fo:font-weight="bold" officeooo:rsid="00420aca" officeooo:paragraph-rsid="00420aca" style:font-style-asian="italic" style:font-weight-asian="bold" style:font-style-complex="italic" style:font-weight-complex="bold"/>
    </style:style>
    <style:style style:name="P22" style:family="paragraph" style:parent-style-name="Text_20_body">
      <style:text-properties officeooo:rsid="00206bb8" officeooo:paragraph-rsid="00206bb8"/>
    </style:style>
    <style:style style:name="P23" style:family="paragraph" style:parent-style-name="Text_20_body">
      <style:text-properties officeooo:rsid="0020b5dd" officeooo:paragraph-rsid="0020b5dd"/>
    </style:style>
    <style:style style:name="P24" style:family="paragraph" style:parent-style-name="Text_20_body">
      <style:text-properties officeooo:rsid="002151bd" officeooo:paragraph-rsid="002151bd"/>
    </style:style>
    <style:style style:name="P25" style:family="paragraph" style:parent-style-name="Text_20_body">
      <style:text-properties officeooo:rsid="00230fc6" officeooo:paragraph-rsid="00230fc6"/>
    </style:style>
    <style:style style:name="P26" style:family="paragraph" style:parent-style-name="Text_20_body">
      <style:text-properties officeooo:rsid="0027bcf2" officeooo:paragraph-rsid="0027bcf2"/>
    </style:style>
    <style:style style:name="P27" style:family="paragraph" style:parent-style-name="Text_20_body">
      <style:text-properties officeooo:rsid="00284934" officeooo:paragraph-rsid="00284934"/>
    </style:style>
    <style:style style:name="P28" style:family="paragraph" style:parent-style-name="Text_20_body">
      <style:text-properties officeooo:rsid="002a4641" officeooo:paragraph-rsid="002a4641"/>
    </style:style>
    <style:style style:name="P29" style:family="paragraph" style:parent-style-name="Text_20_body">
      <style:text-properties officeooo:rsid="002ba77c" officeooo:paragraph-rsid="002ba77c"/>
    </style:style>
    <style:style style:name="P30" style:family="paragraph" style:parent-style-name="Text_20_body">
      <style:text-properties officeooo:paragraph-rsid="002a4641"/>
    </style:style>
    <style:style style:name="P31" style:family="paragraph" style:parent-style-name="Text_20_body">
      <style:text-properties officeooo:rsid="002c5af6" officeooo:paragraph-rsid="002c5af6"/>
    </style:style>
    <style:style style:name="P32" style:family="paragraph" style:parent-style-name="Text_20_body">
      <style:paragraph-properties fo:text-align="center" style:justify-single-word="false"/>
    </style:style>
    <style:style style:name="P33" style:family="paragraph" style:parent-style-name="Text_20_body">
      <style:text-properties officeooo:paragraph-rsid="00309eca"/>
    </style:style>
    <style:style style:name="P34" style:family="paragraph" style:parent-style-name="Text_20_body">
      <style:text-properties officeooo:paragraph-rsid="002ba77c"/>
    </style:style>
    <style:style style:name="P35" style:family="paragraph" style:parent-style-name="Text_20_body">
      <style:text-properties officeooo:paragraph-rsid="002c5af6"/>
    </style:style>
    <style:style style:name="P36" style:family="paragraph" style:parent-style-name="Text_20_body">
      <style:text-properties officeooo:paragraph-rsid="001c78bb"/>
    </style:style>
    <style:style style:name="P37" style:family="paragraph" style:parent-style-name="Text_20_body">
      <style:text-properties officeooo:paragraph-rsid="0035c125"/>
    </style:style>
    <style:style style:name="P38" style:family="paragraph" style:parent-style-name="Text_20_body">
      <style:text-properties officeooo:rsid="0035c125" officeooo:paragraph-rsid="0035c125"/>
    </style:style>
    <style:style style:name="P39" style:family="paragraph" style:parent-style-name="Text_20_body">
      <style:text-properties officeooo:rsid="0037ac5e" officeooo:paragraph-rsid="0037ac5e"/>
    </style:style>
    <style:style style:name="P40" style:family="paragraph" style:parent-style-name="Text_20_body">
      <style:text-properties officeooo:rsid="003d9c78" officeooo:paragraph-rsid="003d9c78"/>
    </style:style>
    <style:style style:name="P41" style:family="paragraph" style:parent-style-name="Text_20_body">
      <style:text-properties officeooo:rsid="00420aca" officeooo:paragraph-rsid="00420aca"/>
    </style:style>
    <style:style style:name="P42" style:family="paragraph" style:parent-style-name="Text_20_body">
      <style:text-properties fo:font-weight="bold" officeooo:rsid="00420aca" officeooo:paragraph-rsid="00420aca" style:font-weight-asian="bold" style:font-weight-complex="bold"/>
    </style:style>
    <style:style style:name="P43" style:family="paragraph" style:parent-style-name="Text_20_body">
      <style:text-properties officeooo:rsid="0043a7c4" officeooo:paragraph-rsid="0043a7c4"/>
    </style:style>
    <style:style style:name="P44" style:family="paragraph" style:parent-style-name="Text_20_body">
      <style:text-properties officeooo:rsid="004605f2" officeooo:paragraph-rsid="004605f2"/>
    </style:style>
    <style:style style:name="P45" style:family="paragraph" style:parent-style-name="Text_20_body">
      <style:text-properties officeooo:rsid="004764ab" officeooo:paragraph-rsid="004764ab"/>
    </style:style>
    <style:style style:name="P46" style:family="paragraph" style:parent-style-name="Text_20_body">
      <style:text-properties officeooo:paragraph-rsid="004d735e"/>
    </style:style>
    <style:style style:name="P47" style:family="paragraph" style:parent-style-name="Text_20_body">
      <style:text-properties officeooo:rsid="004d735e" officeooo:paragraph-rsid="004d735e"/>
    </style:style>
    <style:style style:name="P48" style:family="paragraph" style:parent-style-name="Subtitle">
      <style:text-properties officeooo:paragraph-rsid="002faebb"/>
    </style:style>
    <style:style style:name="P49" style:family="paragraph" style:parent-style-name="Subtitle">
      <style:text-properties fo:font-style="italic" officeooo:paragraph-rsid="002faebb" style:font-style-asian="italic" style:font-style-complex="italic"/>
    </style:style>
    <style:style style:name="P50" style:family="paragraph" style:parent-style-name="List_20_1">
      <style:text-properties officeooo:paragraph-rsid="002e038d"/>
    </style:style>
    <style:style style:name="P51" style:family="paragraph" style:parent-style-name="List_20_1">
      <style:text-properties officeooo:rsid="0037ac5e" officeooo:paragraph-rsid="0037ac5e"/>
    </style:style>
    <style:style style:name="P52" style:family="paragraph" style:parent-style-name="List_20_1">
      <style:text-properties officeooo:rsid="003d1e84" officeooo:paragraph-rsid="003d1e84"/>
    </style:style>
    <style:style style:name="P53" style:family="paragraph" style:parent-style-name="List_20_1">
      <style:text-properties officeooo:rsid="00420aca" officeooo:paragraph-rsid="00420aca"/>
    </style:style>
    <style:style style:name="P54" style:family="paragraph" style:parent-style-name="List_20_1">
      <style:text-properties officeooo:rsid="004b01ae" officeooo:paragraph-rsid="004b01ae"/>
    </style:style>
    <style:style style:name="P55" style:family="paragraph" style:parent-style-name="List_20_1">
      <style:text-properties officeooo:rsid="004b01ae" officeooo:paragraph-rsid="004b79de"/>
    </style:style>
    <style:style style:name="P56" style:family="paragraph" style:parent-style-name="List_20_1">
      <style:text-properties officeooo:paragraph-rsid="004d4e61"/>
    </style:style>
    <style:style style:name="P57" style:family="paragraph" style:parent-style-name="Footnote">
      <style:text-properties officeooo:rsid="00338798" officeooo:paragraph-rsid="00338798"/>
    </style:style>
    <style:style style:name="P58" style:family="paragraph" style:parent-style-name="Text_20_body">
      <style:paragraph-properties fo:padding="0pt" fo:border="none" style:join-border="false"/>
      <style:text-properties officeooo:rsid="002e038d" officeooo:paragraph-rsid="002e038d"/>
    </style:style>
    <style:style style:name="P59" style:family="paragraph" style:parent-style-name="Text_20_body">
      <style:paragraph-properties fo:padding="0pt" fo:border="none" style:join-border="false"/>
      <style:text-properties officeooo:rsid="003d1e84" officeooo:paragraph-rsid="003d1e84"/>
    </style:style>
    <style:style style:name="P60" style:family="paragraph" style:parent-style-name="Text_20_body">
      <style:paragraph-properties fo:padding="0pt" fo:border="none" style:join-border="false"/>
      <style:text-properties officeooo:rsid="0040eb91" officeooo:paragraph-rsid="0040eb91"/>
    </style:style>
    <style:style style:name="P61" style:family="paragraph" style:parent-style-name="Text_20_body">
      <style:paragraph-properties fo:padding="0pt" fo:border="none" style:join-border="false"/>
      <style:text-properties officeooo:rsid="00412c19" officeooo:paragraph-rsid="00412c19"/>
    </style:style>
    <style:style style:name="P62" style:family="paragraph" style:parent-style-name="Text_20_body">
      <style:paragraph-properties fo:padding="0pt" fo:border="none" style:join-border="false"/>
      <style:text-properties officeooo:rsid="00420aca" officeooo:paragraph-rsid="00420aca"/>
    </style:style>
    <style:style style:name="P63" style:family="paragraph" style:parent-style-name="Text_20_body">
      <style:paragraph-properties fo:padding="0pt" fo:border="none" style:join-border="false"/>
      <style:text-properties fo:font-style="italic" officeooo:rsid="00420aca" officeooo:paragraph-rsid="00420aca" style:font-style-asian="italic" style:font-style-complex="italic"/>
    </style:style>
    <style:style style:name="P64" style:family="paragraph" style:parent-style-name="Text_20_body">
      <style:paragraph-properties fo:padding="0pt" fo:border="none" style:join-border="false"/>
      <style:text-properties fo:font-weight="normal" officeooo:rsid="0043a7c4" officeooo:paragraph-rsid="0043a7c4" style:font-weight-asian="normal" style:font-weight-complex="normal"/>
    </style:style>
    <style:style style:name="P65" style:family="paragraph" style:parent-style-name="Text_20_body">
      <style:paragraph-properties fo:padding="0pt" fo:border="none" style:join-border="false"/>
      <style:text-properties officeooo:paragraph-rsid="00491e5f"/>
    </style:style>
    <style:style style:name="P66" style:family="paragraph" style:parent-style-name="Text_20_body">
      <style:paragraph-properties fo:padding="0pt" fo:border="none" style:join-border="false"/>
      <style:text-properties officeooo:paragraph-rsid="004b01ae"/>
    </style:style>
    <style:style style:name="P67" style:family="paragraph" style:parent-style-name="code">
      <style:paragraph-properties fo:padding="0pt" fo:border="none" style:join-border="false"/>
      <style:text-properties officeooo:paragraph-rsid="00420aca"/>
    </style:style>
    <style:style style:name="P68" style:family="paragraph" style:parent-style-name="code">
      <style:text-properties officeooo:paragraph-rsid="00420aca"/>
    </style:style>
    <style:style style:name="P69" style:family="paragraph" style:parent-style-name="code">
      <style:text-properties style:text-line-through-style="solid" style:text-line-through-type="single" officeooo:paragraph-rsid="00420aca"/>
    </style:style>
    <style:style style:name="P70" style:family="paragraph" style:parent-style-name="Text_20_body" style:list-style-name="L2">
      <style:text-properties officeooo:rsid="00338798" officeooo:paragraph-rsid="00338798"/>
    </style:style>
    <style:style style:name="P71" style:family="paragraph" style:parent-style-name="Text_20_body" style:list-style-name="L2">
      <style:text-properties officeooo:rsid="003428af" officeooo:paragraph-rsid="003428af"/>
    </style:style>
    <style:style style:name="P72" style:family="paragraph" style:parent-style-name="Text_20_body" style:list-style-name="L6">
      <style:text-properties officeooo:rsid="001a049c" officeooo:paragraph-rsid="001a049c"/>
    </style:style>
    <style:style style:name="P73" style:family="paragraph" style:parent-style-name="Text_20_body" style:list-style-name="L7">
      <style:text-properties officeooo:paragraph-rsid="003d1e84"/>
    </style:style>
    <style:style style:name="P74" style:family="paragraph" style:parent-style-name="Text_20_body" style:list-style-name="L10">
      <style:text-properties officeooo:rsid="0035c125" officeooo:paragraph-rsid="0035c125"/>
    </style:style>
    <style:style style:name="P75" style:family="paragraph" style:parent-style-name="Text_20_body" style:list-style-name="L11">
      <style:text-properties officeooo:rsid="001e494c" officeooo:paragraph-rsid="001e494c"/>
    </style:style>
    <style:style style:name="P76" style:family="paragraph" style:parent-style-name="Text_20_body" style:list-style-name="L11">
      <style:text-properties officeooo:rsid="00206bb8" officeooo:paragraph-rsid="00206bb8"/>
    </style:style>
    <style:style style:name="P77" style:family="paragraph" style:parent-style-name="Text_20_body" style:list-style-name="List_20_1">
      <style:text-properties officeooo:rsid="00230fc6" officeooo:paragraph-rsid="002e038d"/>
    </style:style>
    <style:style style:name="P78" style:family="paragraph" style:parent-style-name="Text_20_body" style:list-style-name="L13">
      <style:text-properties officeooo:rsid="002c5af6" officeooo:paragraph-rsid="002c5af6"/>
    </style:style>
    <style:style style:name="P79" style:family="paragraph" style:parent-style-name="Text_20_body">
      <style:text-properties officeooo:paragraph-rsid="00516c1a"/>
    </style:style>
    <style:style style:name="P80" style:family="paragraph" style:parent-style-name="Text_20_body" style:list-style-name="L23">
      <style:paragraph-properties fo:padding="0pt" fo:border="none" style:join-border="false"/>
      <style:text-properties officeooo:rsid="00420aca" officeooo:paragraph-rsid="00420aca"/>
    </style:style>
    <style:style style:name="P81" style:family="paragraph" style:parent-style-name="Text_20_body">
      <style:paragraph-properties fo:padding="0pt" fo:border="none" style:join-border="false"/>
      <style:text-properties fo:font-weight="normal" officeooo:rsid="0043a7c4" officeooo:paragraph-rsid="0043a7c4" style:font-weight-asian="normal" style:font-weight-complex="normal"/>
    </style:style>
    <style:style style:name="P82" style:family="paragraph" style:parent-style-name="Heading_20_2">
      <style:text-properties officeooo:rsid="00172c61" officeooo:paragraph-rsid="00172c61"/>
    </style:style>
    <style:style style:name="P83" style:family="paragraph" style:parent-style-name="Heading_20_2">
      <style:text-properties officeooo:rsid="003d9c78" officeooo:paragraph-rsid="003d9c78"/>
    </style:style>
    <style:style style:name="P84" style:family="paragraph" style:parent-style-name="Heading_20_2">
      <style:text-properties officeooo:paragraph-rsid="0043a7c4"/>
    </style:style>
    <style:style style:name="P85" style:family="paragraph" style:parent-style-name="Heading_20_1">
      <style:text-properties officeooo:paragraph-rsid="002faebb"/>
    </style:style>
    <style:style style:name="P86" style:family="paragraph" style:parent-style-name="Heading_20_3">
      <style:text-properties officeooo:rsid="00338798" officeooo:paragraph-rsid="00338798"/>
    </style:style>
    <style:style style:name="P87" style:family="paragraph" style:parent-style-name="Heading_20_3">
      <style:text-properties officeooo:paragraph-rsid="001a049c"/>
    </style:style>
    <style:style style:name="P88" style:family="paragraph" style:parent-style-name="Heading_20_3">
      <style:text-properties officeooo:paragraph-rsid="001f8202"/>
    </style:style>
    <style:style style:name="P89" style:family="paragraph" style:parent-style-name="Heading_20_3">
      <style:text-properties officeooo:rsid="0027bcf2" officeooo:paragraph-rsid="0027bcf2"/>
    </style:style>
    <style:style style:name="P90" style:family="paragraph" style:parent-style-name="Heading_20_3">
      <style:text-properties officeooo:rsid="00412c19" officeooo:paragraph-rsid="00412c19"/>
    </style:style>
    <style:style style:name="P91" style:family="paragraph" style:parent-style-name="Heading_20_3">
      <style:text-properties officeooo:paragraph-rsid="00516c1a"/>
    </style:style>
    <style:style style:name="P92" style:family="paragraph" style:parent-style-name="Heading_20_4">
      <style:text-properties officeooo:rsid="004d735e" officeooo:paragraph-rsid="004d735e"/>
    </style:style>
    <style:style style:name="P93" style:family="paragraph" style:parent-style-name="List_20_1" style:list-style-name="L1">
      <style:text-properties officeooo:paragraph-rsid="002e038d"/>
    </style:style>
    <style:style style:name="P94" style:family="paragraph" style:parent-style-name="List_20_1" style:list-style-name="L1">
      <style:text-properties officeooo:rsid="00172c61" officeooo:paragraph-rsid="002e038d"/>
    </style:style>
    <style:style style:name="P95" style:family="paragraph" style:parent-style-name="List_20_1" style:list-style-name="L3">
      <style:text-properties officeooo:paragraph-rsid="002e038d"/>
    </style:style>
    <style:style style:name="P96" style:family="paragraph" style:parent-style-name="List_20_1" style:list-style-name="L3">
      <style:text-properties officeooo:rsid="001f8202" officeooo:paragraph-rsid="002e038d"/>
    </style:style>
    <style:style style:name="P97" style:family="paragraph" style:parent-style-name="List_20_1" style:list-style-name="L4">
      <style:text-properties officeooo:paragraph-rsid="002e038d"/>
    </style:style>
    <style:style style:name="P98" style:family="paragraph" style:parent-style-name="List_20_1" style:list-style-name="L4">
      <style:text-properties officeooo:rsid="0018ca36" officeooo:paragraph-rsid="002e038d"/>
    </style:style>
    <style:style style:name="P99" style:family="paragraph" style:parent-style-name="List_20_1" style:list-style-name="L5">
      <style:text-properties officeooo:paragraph-rsid="002e038d"/>
    </style:style>
    <style:style style:name="P100" style:family="paragraph" style:parent-style-name="List_20_1" style:list-style-name="L5">
      <style:text-properties officeooo:rsid="001a049c" officeooo:paragraph-rsid="002e038d"/>
    </style:style>
    <style:style style:name="P101" style:family="paragraph" style:parent-style-name="List_20_1" style:list-style-name="L8">
      <style:text-properties officeooo:paragraph-rsid="004d735e"/>
    </style:style>
    <style:style style:name="P102" style:family="paragraph" style:parent-style-name="List_20_1" style:list-style-name="L8">
      <style:text-properties officeooo:rsid="004d735e" officeooo:paragraph-rsid="004d735e"/>
    </style:style>
    <style:style style:name="P103" style:family="paragraph" style:parent-style-name="List_20_1" style:list-style-name="L9">
      <style:text-properties officeooo:paragraph-rsid="002e038d"/>
    </style:style>
    <style:style style:name="P104" style:family="paragraph" style:parent-style-name="List_20_1" style:list-style-name="L12">
      <style:text-properties officeooo:paragraph-rsid="002e038d"/>
    </style:style>
    <style:style style:name="P105" style:family="paragraph" style:parent-style-name="List_20_1" style:list-style-name="L12">
      <style:text-properties officeooo:rsid="001e843a" officeooo:paragraph-rsid="002e038d"/>
    </style:style>
    <style:style style:name="P106" style:family="paragraph" style:parent-style-name="List_20_1" style:list-style-name="List_20_1"/>
    <style:style style:name="P107" style:family="paragraph" style:parent-style-name="List_20_1" style:list-style-name="L13"/>
    <style:style style:name="P108" style:family="paragraph" style:parent-style-name="List_20_1" style:list-style-name="List_20_1">
      <style:text-properties officeooo:rsid="002e038d" officeooo:paragraph-rsid="002e038d"/>
    </style:style>
    <style:style style:name="P109" style:family="paragraph" style:parent-style-name="List_20_1" style:list-style-name="L14"/>
    <style:style style:name="P110" style:family="paragraph" style:parent-style-name="List_20_1" style:list-style-name="L14">
      <style:text-properties officeooo:paragraph-rsid="004d4e61"/>
    </style:style>
    <style:style style:name="P111" style:family="paragraph" style:parent-style-name="List_20_1" style:list-style-name="L14">
      <style:text-properties officeooo:rsid="004b01ae" officeooo:paragraph-rsid="004d4e61"/>
    </style:style>
    <style:style style:name="P112" style:family="paragraph" style:parent-style-name="List_20_1" style:list-style-name="L15">
      <style:text-properties officeooo:rsid="004b01ae" officeooo:paragraph-rsid="004b01ae"/>
    </style:style>
    <style:style style:name="P113" style:family="paragraph" style:parent-style-name="List_20_1" style:list-style-name="L15">
      <style:text-properties officeooo:paragraph-rsid="004b01ae"/>
    </style:style>
    <style:style style:name="P114" style:family="paragraph" style:parent-style-name="List_20_1" style:list-style-name="L16">
      <style:text-properties officeooo:paragraph-rsid="004605f2"/>
    </style:style>
    <style:style style:name="P115" style:family="paragraph" style:parent-style-name="List_20_1" style:list-style-name="L16">
      <style:text-properties officeooo:paragraph-rsid="004764ab"/>
    </style:style>
    <style:style style:name="P116" style:family="paragraph" style:parent-style-name="List_20_1" style:list-style-name="L17"/>
    <style:style style:name="P117" style:family="paragraph" style:parent-style-name="List_20_1" style:list-style-name="L17">
      <style:text-properties officeooo:paragraph-rsid="004605f2"/>
    </style:style>
    <style:style style:name="P118" style:family="paragraph" style:parent-style-name="List_20_1" style:list-style-name="L18"/>
    <style:style style:name="P119" style:family="paragraph" style:parent-style-name="List_20_1" style:list-style-name="L19"/>
    <style:style style:name="P120" style:family="paragraph" style:parent-style-name="List_20_1" style:list-style-name="L20">
      <style:text-properties officeooo:paragraph-rsid="004b79de"/>
    </style:style>
    <style:style style:name="P121" style:family="paragraph" style:parent-style-name="List_20_1" style:list-style-name="L20">
      <style:text-properties officeooo:rsid="004b79de" officeooo:paragraph-rsid="004b79de"/>
    </style:style>
    <style:style style:name="P122" style:family="paragraph" style:parent-style-name="List_20_1" style:list-style-name="L21"/>
    <style:style style:name="P123" style:family="paragraph" style:parent-style-name="List_20_1" style:list-style-name="L21">
      <style:text-properties officeooo:paragraph-rsid="00412c19"/>
    </style:style>
    <style:style style:name="P124" style:family="paragraph" style:parent-style-name="List_20_1" style:list-style-name="L21">
      <style:text-properties officeooo:rsid="00412c19" officeooo:paragraph-rsid="00412c19"/>
    </style:style>
    <style:style style:name="P125" style:family="paragraph" style:parent-style-name="List_20_1" style:list-style-name="L22">
      <style:text-properties officeooo:rsid="00412c19" officeooo:paragraph-rsid="00412c19"/>
    </style:style>
    <style:style style:name="P126" style:family="paragraph" style:parent-style-name="List_20_1" style:list-style-name="L23">
      <style:text-properties officeooo:rsid="00420aca" officeooo:paragraph-rsid="00420aca"/>
    </style:style>
    <style:style style:name="P127" style:family="paragraph" style:parent-style-name="List_20_1" style:list-style-name="L24">
      <style:text-properties officeooo:rsid="00420aca" officeooo:paragraph-rsid="00420aca"/>
    </style:style>
    <style:style style:name="P128" style:family="paragraph" style:parent-style-name="List_20_1" style:list-style-name="L25">
      <style:text-properties officeooo:rsid="00420aca" officeooo:paragraph-rsid="00420aca"/>
    </style:style>
    <style:style style:name="P129" style:family="paragraph" style:parent-style-name="List_20_1" style:list-style-name="L15">
      <style:paragraph-properties fo:padding="0pt" fo:border="none" style:join-border="false"/>
      <style:text-properties officeooo:rsid="004b01ae" officeooo:paragraph-rsid="004b01ae"/>
    </style:style>
    <style:style style:name="P130" style:family="paragraph" style:parent-style-name="List_20_1" style:list-style-name="L15">
      <style:paragraph-properties fo:padding="0pt" fo:border="none" style:join-border="false"/>
      <style:text-properties officeooo:rsid="004b01ae" officeooo:paragraph-rsid="004d4e61"/>
    </style:style>
    <style:style style:name="P131" style:family="paragraph" style:parent-style-name="code">
      <style:text-properties officeooo:paragraph-rsid="004dfd37"/>
    </style:style>
    <style:style style:name="T1" style:family="text">
      <style:text-properties officeooo:rsid="00188788"/>
    </style:style>
    <style:style style:name="T2" style:family="text">
      <style:text-properties officeooo:rsid="0018ca36"/>
    </style:style>
    <style:style style:name="T3" style:family="text">
      <style:text-properties officeooo:rsid="001a049c"/>
    </style:style>
    <style:style style:name="T4" style:family="text">
      <style:text-properties officeooo:rsid="001b4061"/>
    </style:style>
    <style:style style:name="T5" style:family="text">
      <style:text-properties officeooo:rsid="001c6c59"/>
    </style:style>
    <style:style style:name="T6" style:family="text">
      <style:text-properties fo:font-style="italic" style:font-style-asian="italic" style:font-style-complex="italic"/>
    </style:style>
    <style:style style:name="T7" style:family="text">
      <style:text-properties fo:font-style="italic" officeooo:rsid="001a049c" style:font-style-asian="italic" style:font-style-complex="italic"/>
    </style:style>
    <style:style style:name="T8" style:family="text">
      <style:text-properties fo:font-style="italic" officeooo:rsid="00516c1a" style:font-style-asian="italic" style:font-style-complex="italic"/>
    </style:style>
    <style:style style:name="T9" style:family="text">
      <style:text-properties fo:font-weight="bold" style:font-weight-asian="bold" style:font-weight-complex="bold"/>
    </style:style>
    <style:style style:name="T10" style:family="text">
      <style:text-properties fo:font-weight="bold" officeooo:rsid="00309594" style:font-weight-asian="bold" style:font-weight-complex="bold"/>
    </style:style>
    <style:style style:name="T11" style:family="text">
      <style:text-properties officeooo:rsid="001c871e"/>
    </style:style>
    <style:style style:name="T12" style:family="text">
      <style:text-properties officeooo:rsid="001ccaf4"/>
    </style:style>
    <style:style style:name="T13" style:family="text">
      <style:text-properties officeooo:rsid="001d5e95"/>
    </style:style>
    <style:style style:name="T14" style:family="text">
      <style:text-properties officeooo:rsid="001df0ef"/>
    </style:style>
    <style:style style:name="T15" style:family="text">
      <style:text-properties officeooo:rsid="001e494c"/>
    </style:style>
    <style:style style:name="T16" style:family="text">
      <style:text-properties officeooo:rsid="001e843a"/>
    </style:style>
    <style:style style:name="T17" style:family="text">
      <style:text-properties officeooo:rsid="001f8202"/>
    </style:style>
    <style:style style:name="T18" style:family="text">
      <style:text-properties officeooo:rsid="00206bb8"/>
    </style:style>
    <style:style style:name="T19" style:family="text">
      <style:text-properties officeooo:rsid="0020b5dd"/>
    </style:style>
    <style:style style:name="T20" style:family="text">
      <style:text-properties officeooo:rsid="002151bd"/>
    </style:style>
    <style:style style:name="T21" style:family="text">
      <style:text-properties officeooo:rsid="00257509"/>
    </style:style>
    <style:style style:name="T22" style:family="text">
      <style:text-properties officeooo:rsid="0025f564"/>
    </style:style>
    <style:style style:name="T23" style:family="text">
      <style:text-properties officeooo:rsid="00284934"/>
    </style:style>
    <style:style style:name="T24" style:family="text">
      <style:text-properties officeooo:rsid="002a4641"/>
    </style:style>
    <style:style style:name="T25" style:family="text">
      <style:text-properties officeooo:rsid="002ba77c"/>
    </style:style>
    <style:style style:name="T26" style:family="text">
      <style:text-properties officeooo:rsid="002e038d"/>
    </style:style>
    <style:style style:name="T27" style:family="text">
      <style:text-properties fo:font-style="normal" style:font-style-asian="normal" style:font-style-complex="normal"/>
    </style:style>
    <style:style style:name="T28" style:family="text">
      <style:text-properties fo:font-style="normal" officeooo:rsid="001ccaf4" style:font-style-asian="normal" style:font-style-complex="normal"/>
    </style:style>
    <style:style style:name="T29" style:family="text">
      <style:text-properties fo:font-size="10pt" officeooo:rsid="00309594" style:font-size-asian="10pt" style:font-size-complex="10pt"/>
    </style:style>
    <style:style style:name="T30" style:family="text">
      <style:text-properties fo:font-size="10pt" officeooo:rsid="003aaa43" style:font-size-asian="10pt" style:font-size-complex="10pt"/>
    </style:style>
    <style:style style:name="T31" style:family="text">
      <style:text-properties fo:font-size="10pt" fo:font-style="normal" officeooo:rsid="002faebb" style:font-size-asian="10pt" style:font-style-asian="normal" style:font-size-complex="10pt" style:font-style-complex="normal"/>
    </style:style>
    <style:style style:name="T32" style:family="text">
      <style:text-properties fo:font-size="10pt" fo:font-style="normal" officeooo:rsid="00309594" style:font-size-asian="10pt" style:font-style-asian="normal" style:font-size-complex="10pt" style:font-style-complex="normal"/>
    </style:style>
    <style:style style:name="T33" style:family="text">
      <style:text-properties officeooo:rsid="00309594"/>
    </style:style>
    <style:style style:name="T34" style:family="text">
      <style:text-properties officeooo:rsid="00309eca"/>
    </style:style>
    <style:style style:name="T35" style:family="text">
      <style:text-properties officeooo:rsid="00329084"/>
    </style:style>
    <style:style style:name="T36" style:family="text">
      <style:text-properties fo:font-size="9pt" style:font-size-asian="9pt" style:font-size-complex="9pt"/>
    </style:style>
    <style:style style:name="T37" style:family="text">
      <style:text-properties fo:font-size="9pt" officeooo:rsid="00329084" style:font-size-asian="9pt" style:font-size-complex="9pt"/>
    </style:style>
    <style:style style:name="T38" style:family="text">
      <style:text-properties officeooo:rsid="002c5af6"/>
    </style:style>
    <style:style style:name="T39" style:family="text">
      <style:text-properties officeooo:rsid="00338798"/>
    </style:style>
    <style:style style:name="T40" style:family="text">
      <style:text-properties officeooo:rsid="003428af"/>
    </style:style>
    <style:style style:name="T41" style:family="text">
      <style:text-properties officeooo:rsid="0035c125"/>
    </style:style>
    <style:style style:name="T42" style:family="text">
      <style:text-properties officeooo:rsid="0037ac5e"/>
    </style:style>
    <style:style style:name="T43" style:family="text">
      <style:text-properties officeooo:rsid="003aaa43"/>
    </style:style>
    <style:style style:name="T44" style:family="text">
      <style:text-properties fo:font-variant="small-caps" fo:font-size="10pt" officeooo:rsid="003aaa43" style:font-size-asian="10pt" style:font-size-complex="10pt" style:font-weight-complex="600"/>
    </style:style>
    <style:style style:name="T45" style:family="text">
      <style:text-properties officeooo:rsid="003d1e84"/>
    </style:style>
    <style:style style:name="T46" style:family="text">
      <style:text-properties officeooo:rsid="003d9c78"/>
    </style:style>
    <style:style style:name="T47" style:family="text">
      <style:text-properties officeooo:rsid="003f894a"/>
    </style:style>
    <style:style style:name="T48" style:family="text">
      <style:text-properties officeooo:rsid="00412c19"/>
    </style:style>
    <style:style style:name="T49" style:family="text">
      <style:text-properties officeooo:rsid="00420aca"/>
    </style:style>
    <style:style style:name="T50" style:family="text">
      <style:text-properties officeooo:rsid="0043a7c4"/>
    </style:style>
    <style:style style:name="T51" style:family="text">
      <style:text-properties officeooo:rsid="004605f2"/>
    </style:style>
    <style:style style:name="T52" style:family="text">
      <style:text-properties officeooo:rsid="004764ab"/>
    </style:style>
    <style:style style:name="T53" style:family="text">
      <style:text-properties officeooo:rsid="004b79de"/>
    </style:style>
    <style:style style:name="T54" style:family="text">
      <style:text-properties officeooo:rsid="004d4e61"/>
    </style:style>
    <style:style style:name="T55" style:family="text">
      <style:text-properties officeooo:rsid="004dfd37"/>
    </style:style>
    <style:style style:name="T56" style:family="text">
      <style:text-properties fo:font-weight="normal" style:font-weight-asian="normal" style:font-weight-complex="normal"/>
    </style:style>
    <style:style style:name="T57" style:family="text">
      <style:text-properties officeooo:rsid="00516c1a"/>
    </style:style>
    <text:list-style style:name="L1">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7">
      <text:list-level-style-bullet text:level="1" text:style-name="Numbering_20_Symbols" text:bullet-char="‒">
        <style:list-level-properties text:list-level-position-and-space-mode="label-alignment">
          <style:list-level-label-alignment text:label-followed-by="listtab" text:list-tab-stop-position="36pt" fo:text-indent="-18pt" fo:margin-left="36pt"/>
        </style:list-level-properties>
        <style:text-properties style:font-name="Noto San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21">
      <text:list-level-style-bullet text:level="1" text:bullet-char="•">
        <style:list-level-properties text:list-level-position-and-space-mode="label-alignment">
          <style:list-level-label-alignment text:label-followed-by="listtab" text:list-tab-stop-position="36pt" fo:text-indent="-18pt" fo:margin-left="36pt"/>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54pt" fo:text-indent="-18pt" fo:margin-left="54pt"/>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72pt" fo:text-indent="-18pt" fo:margin-left="72pt"/>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90pt" fo:text-indent="-18pt" fo:margin-left="90pt"/>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08pt" fo:text-indent="-18pt" fo:margin-left="108pt"/>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26pt" fo:text-indent="-18pt" fo:margin-left="126pt"/>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144pt" fo:text-indent="-18pt" fo:margin-left="144pt"/>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162pt" fo:text-indent="-18pt" fo:margin-left="162pt"/>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180pt" fo:text-indent="-18pt" fo:margin-left="180pt"/>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198pt" fo:text-indent="-18pt" fo:margin-left="198pt"/>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5" text:outline-level="1">Gramc – Version 2.<text:span text:style-name="T43">3 </text:span><text:span text:style-name="T29">(</text:span><text:span text:style-name="T44">Septembre</text:span><text:span text:style-name="T30"> </text:span><text:span text:style-name="T31">2019</text:span><text:span text:style-name="T32">)</text:span></text:h>
      <text:p text:style-name="P48">Gestion des Ressources et leur Attribution pour Mésocentres de Calcul</text:p>
      <text:p text:style-name="P49"/>
      <text:p text:style-name="P32"><text:span text:style-name="T10">Contact </text:span><text:span text:style-name="T33">: </text:span>emmanuel.courcelle@inp-toulouse.fr</text:p>
      <text:h text:style-name="P82" text:outline-level="2">Qu’est-ce que gramc ?</text:h>
      <text:p text:style-name="P1">Gramc est une application web, qui repose sur php/mysql. <text:span text:style-name="T2">Elle est construite autour du framework symfony</text:span><text:span text:style-name="T2"><text:note text:id="ftn1" text:note-class="footnote"><text:note-citation>1</text:note-citation><text:note-body><text:p text:style-name="P57">https://symfony.com/</text:p></text:note-body></text:note></text:span><text:span text:style-name="T2">, et l’authentification est externalisée par la Fédération d’Identité-Recherche</text:span><text:span text:style-name="T2"><text:note text:id="ftn2" text:note-class="footnote"><text:note-citation>2</text:note-citation><text:note-body><text:p text:style-name="P57">https://services.renater.fr/federation/index</text:p></text:note-body></text:note></text:span><text:span text:style-name="T2">. La sécurité peut donc être considérée comme bonne, et les données entrées par les utilisateurs sont considérées comme confidentielles. L</text:span>es <text:span text:style-name="T33">principales </text:span>fonctionnalités <text:span text:style-name="T2">sont décrites ci-dessous.</text:span></text:p>
      <text:h text:style-name="Heading_20_3" text:outline-level="3">Généralit<text:span text:style-name="T1">é</text:span>s</text:h>
      <text:list xml:id="list7695691640609611018" text:style-name="L1">
        <text:list-item>
          <text:p text:style-name="P93">Les utilisateurs peuvent demander des ressources (temps de calcul) en les justifiant sur un plan scientifique et en décrivant les besoins sur le plan technique.</text:p>
        </text:list-item>
        <text:list-item>
          <text:p text:style-name="P94">Les ressources sont attribuées sur la base d’un projet scientifique argumenté, durant une année civile (c’est-à-dire que toutes les attributions sont remises à zéro en début d’année).</text:p>
        </text:list-item>
        <text:list-item>
          <text:p text:style-name="P94">Deux fois par an, les utilisateurs peuvent renouveler leur demande (c’est-à-dire demander de nouvelles ressources de calcul pour un projet scientifique déjà décrit), ou créer un nouveau projet, qui leur permettra d’avoir des ressources de calcul sur un nouveau projet scientifique.</text:p>
        </text:list-item>
        <text:list-item>
          <text:p text:style-name="P94">Les demandes sont expertisées par un « comité d’attribution », qui décide de la <text:span text:style-name="T33">répartition</text:span> des ressources entre les projets.</text:p>
        </text:list-item>
        <text:list-item>
          <text:p text:style-name="P94">Tout au long de l’année, les utilisateurs peuvent demander une « rallonge », c’est-à-dire un petit nombre d’heures pour un projet à qui des ressources ont été attribuées mais qui se retrouve « à sec ».</text:p>
        </text:list-item>
        <text:list-item>
          <text:p text:style-name="P94">Tout au long de l’année <text:span text:style-name="T33">(sauf précisément durant les périodes d’attribution)</text:span> les utilisateurs peuvent créer un « projet test », avec peu d’heures de calcul, permettant de préparer une prochaine demande plus conséquente.</text:p>
        </text:list-item>
      </text:list>
      <text:h text:style-name="Heading_20_3" text:outline-level="3">Typographie <text:span text:style-name="T45">utilisée dans ce document</text:span> :</text:h>
      <text:p text:style-name="P51"><text:span text:style-name="Menu">Administrateur/bouton</text:span> Signale un lien ou un bouton accessible à partir du menu administrateur</text:p>
      <text:p text:style-name="P51"><text:span text:style-name="DEV">DEV </text:span>: Information utile uniquement du point-de-vue du développement de l’application</text:p>
      <text:p text:style-name="P52"><text:span text:style-name="DEV">PRM</text:span> : Paramètre (dans parameters.yml) permettant d’influer un comportement. Information utile pour les développeurs et installeurs de l’application.</text:p>
      <text:p text:style-name="code">$x = 1 ; <text:s text:c="2"/>Un exemple de code</text:p>
      <text:h text:style-name="Heading_20_2" text:outline-level="2">Les <text:span text:style-name="T1">utilisateurs :</text:span></text:h>
      <text:p text:style-name="P2">Chaque projet a un responsable et des collaborateurs . Tous sont enregistrés comme « utilisateurs gramc », associés à un « profil utilisateur ». Il s’agit de collaborateurs du projet scientifique, tous n’ont pas obligatoirement un login sur le supercalculateur. Par contre, tous les utilisateurs du supercalculateur <text:span text:style-name="T33">doivent être</text:span> <text:span text:style-name="T39">inscrits dans la liste des collaborateurs du projet.</text:span></text:p>
      <text:p text:style-name="P2">Tous les utilisateurs de gramc <text:span text:style-name="T33">(donc toutes les personnes déclarées comme collaborateurs de projets) </text:span>ont la possibilité de se connecter à gramc, mais avant la première <text:span text:style-name="T26">connexion</text:span> ils doivent suivre un « workflow » permettant de <text:span text:style-name="T1">l</text:span>es identifier <text:span text:style-name="T21">(voir le diagramme de séquence dans le répertoire doc/uml). </text:span>L’authentification des utilisateurs se fait <text:span text:style-name="T9">exclusivement</text:span> <text:span text:style-name="T1">par la Fédération Education recherche. Les utilisateurs de gramc peuvent à tout moment se connecter à gramc pour visualiser leur consommation de ressources.</text:span></text:p>
      <text:h text:style-name="P86" text:outline-level="3"><text:soft-page-break/>Utilisateurs gramc et utilisateurs du supercalculateur :</text:h>
      <text:list xml:id="list1414225411000447112" text:style-name="L2">
        <text:list-item>
          <text:p text:style-name="P70">A chaque projet enregistré dans gramc, correspond un groupe unix sur le supercalculateur :<text:line-break/>Au projet P1234 correspond le groupe unix p1234</text:p>
        </text:list-item>
        <text:list-item>
          <text:p text:style-name="P70">Les collaborateurs du projet gramc qui souhaitent faire des calculs auront un compte sur le supercalculateur. Le <text:span text:style-name="T40">nom de </text:span><text:s/>login est à la discrétion de l’admin système, et le groupe <text:span text:style-name="T40">de login (au sens </text:span>unix<text:span text:style-name="T40">)</text:span> sera p1234.</text:p>
        </text:list-item>
        <text:list-item>
          <text:p text:style-name="P71">Une personne participant à plusieurs projets aura plusieurs comptes. Cela permet une bonne étanchéité entre les projets, et donc une bonne sécurité.</text:p>
        </text:list-item>
        <text:list-item>
          <text:p text:style-name="P70">Pour entrer le nom de login dans gramc, on utilise l’api REST, cela permet d’intégrer facilement cette fonction aux scripts de création d’utilisateur. Voir plus bas pour les détails.</text:p>
        </text:list-item>
      </text:list>
      <text:h text:style-name="P87" text:outline-level="3">Les « demandeurs » :</text:h>
      <text:p text:style-name="P3">Tout utilisateur a les droits de « demandeur », c’est-à-dire qu’il peut être collaborateur d’un ou plusieurs projets. </text:p>
      <text:list xml:id="list3287289185768228315" text:style-name="L3">
        <text:list-item>
          <text:p text:style-name="P95">S’il est issu d’un laboratoire inconnu (laboratoire non enregistré dans gramc) ou s’il a un statut temporaire (doctorant par exemple), il peut être collaborateur d’un ou plusieurs projets scientifiques, mais il ne peut en être le responsable. Il ne peut donc pas demander la création d’un nouveau projet. Par contre, lorsqu’il faut faire des demandes d’attribution, il a la possibilité de remplir le <text:span text:style-name="T2">formulaire</text:span> <text:span text:style-name="T2">correspondant.</text:span> <text:span text:style-name="T17">Il peut aussi renouveler un projet existant, mais seul le responsable de projet aura la possibilité d’envoyer le projet en expertise.</text:span></text:p>
        </text:list-item>
        <text:list-item>
          <text:p text:style-name="P96">S’il est issu d’un laboratoire enregistré (un laboratoire de la région) et s’il a un statut de permanent, l’utilisateur pourra créer un nouveau projet (il en sera alors le responsable), ou prendre la responsabilité d’un projet existant. Il pourra également envoyer en expertise (<text:span text:style-name="T33">et donc</text:span> finaliser la demande) un projet. Enfin, il pourra ajouter ou retirer des collaborateurs à un projet actif, et ce même en-dehors des sessions d’attribution.</text:p>
        </text:list-item>
      </text:list>
      <text:h text:style-name="P87" text:outline-level="3">Profil des <text:span text:style-name="T3">utilisateurs</text:span> <text:span text:style-name="T2">et sécurité</text:span>:</text:h>
      <text:p text:style-name="P4">A chaque utilisateur est associé un profil (adresse mail, laboratoire ou organisme d’appartenance, statut (chercheur, ingénieur, doctorant, …). Comme on vient le voir, des droits sont associés à ce profil, cependant <text:span text:style-name="T27">il n’y a aucune sécurité à ce niveau :</text:span> en effet :</text:p>
      <text:list xml:id="list5336344548414502353" text:style-name="L4">
        <text:list-item>
          <text:p text:style-name="P97">Un utilisateur peut changer lui-même son profil, donc se donner de nouveaux droits.</text:p>
        </text:list-item>
        <text:list-item>
          <text:p text:style-name="P98">Un collaborateur de projet peut changer les profils des collaborateurs du même projet (sauf l’adresse mail).</text:p>
        </text:list-item>
      </text:list>
      <text:p text:style-name="P4">Ce fonctionnement permet d’avoir une grande souplesse, <text:span text:style-name="T6">mais n’offre aucune sécurité </text:span>: il n’est acceptable que parce qu’un mésocentre travaille avec une communauté d’utilisateurs <text:span text:style-name="T17">qui</text:span> se connaissent, de sorte que toute « erreur » sera rapidement détectée. <text:span text:style-name="T40">Par ailleurs il n’y a aucun rapport entre les droits des utilisateurs sur gramc et les droits sur le supercalculateur, donc cela n’a pas d’impact sur la sécurité du supercalculateur.</text:span></text:p>
      <text:h text:style-name="P88" text:outline-level="3">Les administrateurs :</text:h>
      <text:p text:style-name="P6">Certains utilisateurs ont des droits d’administration dans gramc, ils peuvent alors :</text:p>
      <text:list xml:id="list3508121779300700413" text:style-name="L5">
        <text:list-item>
          <text:p text:style-name="P99">Gérer les utilisateurs gramc (créer, supprimer, changer le profil, donner des droits supplémentaires (expert, administrateur, <text:span text:style-name="T56">président</text:span>)<text:span text:style-name="T39">)</text:span></text:p>
        </text:list-item>
        <text:list-item>
          <text:p text:style-name="P100">Avoir une vision globale sur l’ensemble des projets</text:p>
        </text:list-item>
        <text:list-item>
          <text:p text:style-name="P100">Générer des statistiques sur les projets déposés</text:p>
        </text:list-item>
        <text:list-item>
          <text:p text:style-name="P100">Supprimer les anciens projets (en particulier pour respecter l<text:span text:style-name="T39">e</text:span> RGPD)</text:p>
        </text:list-item>
        <text:list-item>
          <text:p text:style-name="P100">Agir sur les tables annexes de l’application (laboratoires, thématiques etc)</text:p>
        </text:list-item>
        <text:list-item>
          <text:p text:style-name="P100">Accéder au journal d’utilisation</text:p>
        </text:list-item>
        <text:list-item>
          <text:p text:style-name="P100">…</text:p>
        </text:list-item>
      </text:list>
      <text:p text:style-name="P50"/>
      <text:p text:style-name="Text_20_body"><text:span text:style-name="Menu">Administrateurs/Utilisateurs</text:span> <text:span text:style-name="T9">Seul un administrateur</text:span> peut donner ou retirer le rôle d’administrateur.</text:p>
      <text:h text:style-name="P88" text:outline-level="3"><text:soft-page-break/>Les experts :</text:h>
      <text:p text:style-name="Text_20_body">Certains utilisateurs sont enregistrés dans gramc comme « experts », <text:span text:style-name="T34">et sont éventuellement </text:span>associés à une ou plusieurs thématiques. <text:span text:style-name="T40">Lex experts intégrés au comité d’attribution sont en général associés à une ou plusieurs thématiques, alors que les experts « extérieurs », vont intervenir ponctuellement dans gramc, ne sont associés à aucune thématique.</text:span></text:p>
      <text:p text:style-name="Text_20_body"><text:span text:style-name="Menu">Administrateurs/Utilisateurs</text:span> <text:span text:style-name="T9">Seul un administrateur</text:span> peu<text:span text:style-name="T4">t</text:span> <text:span text:style-name="T17">donner ou retirer le rôle d’expert</text:span> ou <text:span text:style-name="T17">modifier </text:span>la correspondance expert – thématique</text:p>
      <text:h text:style-name="P91" text:outline-level="3">Les <text:span text:style-name="T57">observateurs</text:span> :</text:h>
      <text:p text:style-name="P79">Certains utilisateurs sont enregistrés dans gramc comme « <text:span text:style-name="T57">observateurs</text:span> », <text:span text:style-name="T8">(expérimental)</text:span><text:span text:style-name="T57"> ce qui signifie qu’ils peuvent accéder à toutes les données en lecture seule. Ils ne reçoivent pas les notifications envoyées par mail.</text:span></text:p>
      <text:p text:style-name="P79"><text:span text:style-name="Menu">Administrateurs/Utilisateurs</text:span> <text:span text:style-name="T9">Seul un administrateur</text:span> peu<text:span text:style-name="T4">t</text:span> <text:span text:style-name="T17">donner ou retirer le rôle d’observateur</text:span></text:p>
      <text:h text:style-name="P87" text:outline-level="3">Le(s) Président(s) :</text:h>
      <text:p text:style-name="Text_20_body">Certains experts ont également le <text:span text:style-name="T17">rôle</text:span> de « Président du Comité d’Attribution », ce qui leur confère <text:span text:style-name="T13">notamment </text:span>la possibilité d’affecter un expert à chaque projet déposé.</text:p>
      <text:p text:style-name="Text_20_body"><text:span text:style-name="Menu">Administrateurs/</text:span><text:span text:style-name="Menu"><text:span text:style-name="T57">Utilisateurs</text:span></text:span> <text:span text:style-name="T9">Seul un administrateur</text:span> peu<text:span text:style-name="T5">t donner ou retire</text:span>r <text:span text:style-name="T5">le rôle de président.</text:span></text:p>
      <text:h text:style-name="Heading_20_2" text:outline-level="2">Sessions, projets, versions, rallonges</text:h>
      <text:h text:style-name="Heading_20_3" text:outline-level="3">Les sessions :</text:h>
      <text:p text:style-name="P5">Les utilisateurs peuvent faire des demandes d’attribution à deux moment<text:span text:style-name="T22">s</text:span> dans l’année :</text:p>
      <text:list xml:id="list7826025848903314923" text:style-name="L6">
        <text:list-item>
          <text:p text:style-name="P72">A l’automne, il s’agit d’une <text:span text:style-name="T9">session d’attribution</text:span> de type A (<text:span text:style-name="Source_20_Text">19A</text:span> en Novembre 2018)</text:p>
        </text:list-item>
        <text:list-item>
          <text:p text:style-name="P72">Au printemps, il s’agit d’une <text:span text:style-name="T9">session d’attribution</text:span> de type B (<text:span text:style-name="Source_20_Text">19B</text:span> en Mai 2019)</text:p>
        </text:list-item>
      </text:list>
      <text:h text:style-name="Heading_20_3" text:outline-level="3">Les projets :</text:h>
      <text:p text:style-name="P10">Lorsqu’ils en ont le droit, les utilisateurs peuvent créer ou renouveler des projets. <text:span text:style-name="T11">Chaque</text:span> projet est identifié par un numéro structuré de <text:span text:style-name="T33">la manière suivante :</text:span></text:p>
      <text:p text:style-name="P10"><text:span text:style-name="Source_20_Text">P19001 </text:span>:</text:p>
      <text:p text:style-name="P10"><text:tab/><text:span text:style-name="Source_20_Text">P</text:span> <text:tab/>Projet « ordinaire » <text:span text:style-name="T33">(renouvelable)</text:span><text:line-break/><text:tab/><text:span text:style-name="Source_20_Text">19</text:span> <text:tab/>Année de création du projet (ici 2019)<text:line-break/><text:tab/><text:span text:style-name="Source_20_Text">001</text:span> <text:tab/>Numéro (attribué automatiquement) de séquence du projet.</text:p>
      <text:p text:style-name="P10"><text:span text:style-name="Source_20_Text">T19001 </text:span>:</text:p>
      <text:p text:style-name="P10"><text:tab/><text:span text:style-name="Source_20_Text">T</text:span> <text:tab/>Projet test <text:span text:style-name="T33">(non renouvelable)</text:span><text:line-break/><text:tab/><text:span text:style-name="Source_20_Text">19</text:span> <text:tab/>Année de création du projet (ici 2019)<text:line-break/><text:tab/><text:span text:style-name="Source_20_Text">001</text:span> <text:tab/>Numéro (attribué automatiquement) de séquence du projet <text:span text:style-name="T17">test.</text:span></text:p>
      <text:list xml:id="list698580674071955265" text:style-name="L7">
        <text:list-header>
          <text:p text:style-name="P73"><text:span text:style-name="DEV"><text:span text:style-name="T45">PRM</text:span></text:span><text:span text:style-name="T45"> <text:tab/>Les lettres ‘P’ et ‘T’ peuvent être modifiées lors de l’installation. Voir le paramètre prj_prefix<text:line-break/></text:span><text:span text:style-name="DEV"><text:span text:style-name="T45">DEV</text:span></text:span><text:span text:style-name="T45"> <text:tab/>Voir aussi le chapitre sur les types de projets</text:span></text:p>
        </text:list-header>
      </text:list>
      <text:h text:style-name="Heading_20_3" text:outline-level="3"><text:soft-page-break/>L<text:span text:style-name="T11">es versions de projets :</text:span></text:h>
      <text:p text:style-name="Text_20_body"><text:span text:style-name="T11">Un projet peut s’étendre sur plusieurs sessions d’attribution. Lorsque les utilisateurs « renouvellent » le projet, on crée en interne une « nouvelle version ». Pour un projet créé au début de 2018, on aurait début 2019 jusqu’à trois versions, numérotées : </text:span><text:span text:style-name="Source_20_Text">18AP18123</text:span><text:span text:style-name="T12"> </text:span><text:span text:style-name="Source_20_Text">18BP18123 </text:span>A l’inverse des numéros de projet et de session, <text:span text:style-name="T17">le numéro de version n’apparaît presque jamais dans l’interface, il n’est pas connu des utilisateurs.</text:span></text:p>
      <text:h text:style-name="Heading_20_3" text:outline-level="3">Les rallonges :</text:h>
      <text:p text:style-name="P46"><text:span text:style-name="T12">Entre deux sessions d’attribution, un utilisateur peut remplir un formulaire simplifié afin de faire une demande de « rallonge », si son quota d’heures attribuées est épuisé. Cette rallonge sera numérotée </text:span><text:span text:style-name="Source_20_Text"><text:span text:style-name="T12">R1</text:span></text:span><text:span text:style-name="T12">, </text:span><text:span text:style-name="Source_20_Text"><text:span text:style-name="T12">R2</text:span></text:span><text:span text:style-name="T12">, … accolé au numéro de version : </text:span><text:span text:style-name="Source_20_Text"><text:span text:style-name="T12">19AP18123R1 </text:span></text:span><text:span text:style-name="T12">(première rallonge de la version </text:span><text:span text:style-name="Source_20_Text"><text:span text:style-name="T12">19AP18123</text:span></text:span><text:span text:style-name="T12">), <text:s/></text:span><text:span text:style-name="Source_20_Text"><text:span text:style-name="T12">19AP18123R2 </text:span></text:span><text:span text:style-name="T12">(seconde rallonge de la même version). </text:span></text:p>
      <text:h text:style-name="P92" text:outline-level="4">Limitations sur les rallonges :</text:h>
      <text:p text:style-name="P47">Les rallonges ont plusieurs limitations par rapport aux projets :</text:p>
      <text:list xml:id="list5505702431682534591" text:style-name="L8">
        <text:list-item>
          <text:p text:style-name="P101">Nombre de rallonges par version limité (couramment 2, paramétrable)</text:p>
        </text:list-item>
        <text:list-item>
          <text:p text:style-name="P102">Seul un admin peut créer une rallonge : le bouton rallonge est inaccessible pour un utilisateur non admin. Cela afin d’éviter les abus</text:p>
        </text:list-item>
        <text:list-item>
          <text:p text:style-name="P102">Quelque soit le type de projet, un seul expert par rallonge. L’expert de la dernière expertise de la version courante est proposé : si les experts d’une version sont Président, expert1, expert2, c’est l’expert2 qui sera proposé</text:p>
        </text:list-item>
      </text:list>
      <text:h text:style-name="Heading_20_2" text:outline-level="2">Le déroulement d’une session :</text:h>
      <text:p text:style-name="P7"><text:span text:style-name="Menu">Administrateur/Sessions/Créer nouvelle session</text:span> <text:span text:style-name="T3">Un </text:span>administrateur<text:span text:style-name="T3"> gramc commence par créer une session. </text:span>Il fixe la date de début et de fin des demandes. Cela permettra d’afficher en bas de page un message d’alerte aux utilisateurs. Il fixe également le nom du président du comité d’attribution<text:note text:id="ftn3" text:note-class="footnote"><text:note-citation>3</text:note-citation><text:note-body><text:p text:style-name="Footnote">utilisé seulement pour l’affichage, pas d’interaction avec le rôle de président décrit plus haut</text:p></text:note-body></text:note> ainsi que le nombre d’heures de calcul utilisable sur le supercalculateur. <text:span text:style-name="T57">Attention, il n’y a aucun rapport entre le président qui apparaît dans cet écran et le rôle président attribué à certains utilisateurs. Le président spécifié ici n’est utilisé que pour l’affichage (et d’ailleurs il n’est actuellement affiché nulle part…) alors que le ROLE_PRESIDENT correspond à des contrôles d’accès dans l’application.</text:span></text:p>
      <text:p text:style-name="P9"><text:span text:style-name="DEV">DEV</text:span> La session passe en état <text:span text:style-name="Source_20_Text"><text:span text:style-name="T13">CREE_ATTENTE</text:span></text:span></text:p>
      <text:p text:style-name="P36"><text:span text:style-name="Menu"><text:span text:style-name="T5">Administrateur/Sessions/Démarrer la saisie</text:span></text:span><text:span text:style-name="T5"> Un administrateur gramc clique sur ce lien afin d’autoriser les demandeurs à créer ou renouveler des projets. Même si gramc connaît théoriquement la date de démarrage des saisies, </text:span><text:span text:style-name="T7">rien ne se fait automatiquement : </text:span>cela permet de donner de la souplesse, on ne fait pas toujours ce qu’on annonce….</text:p>
      <text:p text:style-name="P33"><text:span text:style-name="DEV">DEV</text:span> La session passe en état <text:span text:style-name="Source_20_Text">EDITION_</text:span><text:span text:style-name="Source_20_Text"><text:span text:style-name="T13">DEMANDE</text:span></text:span></text:p>
      <text:p text:style-name="P33">Lorsque la session <text:span text:style-name="T18">est dans cet état :</text:span></text:p>
      <text:list xml:id="list1485027717297317675" text:style-name="L9">
        <text:list-item>
          <text:p text:style-name="P103"><text:span text:style-name="T18">Le lien </text:span><text:span text:style-name="Menu"><text:span text:style-name="T18">Demandeurs/nouveau projet</text:span></text:span><text:span text:style-name="T18"> devient actif pour tous les demandeurs</text:span></text:p>
        </text:list-item>
        <text:list-item>
          <text:p text:style-name="P103"><text:span text:style-name="T18">Le lien </text:span><text:span text:style-name="Menu"><text:span text:style-name="T18">Demandeurs/P19123/Renouvellement</text:span></text:span><text:span text:style-name="T18"> est actif tant que le projet n’a pas été renouvelé</text:span></text:p>
        </text:list-item>
        <text:list-item>
          <text:p text:style-name="P103"><text:span text:style-name="T18">Le lien </text:span><text:span text:style-name="Menu"><text:span text:style-name="T18">Demandeurs/projet test</text:span></text:span><text:span text:style-name="T18"> est inactif, afin que les utilisateurs ne créent pas de projet test durant cette période, qui est déjà chargée pour les sysadmins.</text:span></text:p>
        </text:list-item>
      </text:list>
      <text:p text:style-name="P37">Les <text:span text:style-name="T41">demandeurs peuvent <text:s/>maintenant saisir le projet (nouveau projet ou renouvellement). Entre autres données, ils associent chaque projet à une thématique scientifique en cliquant sur un item d’une liste fermée. </text:span></text:p>
      <text:p text:style-name="P38">Les demandeurs remplissent le formulaire projet, qui est constitué de plusieurs parties.</text:p>
      <text:list xml:id="list5391651045234931437" text:style-name="L10">
        <text:list-item>
          <text:p text:style-name="P74">Généralités (collaborateurs etc.)</text:p>
        </text:list-item>
        <text:list-item>
          <text:p text:style-name="P74"><text:soft-page-break/>Données scientifiques (description du projet etc.).</text:p>
        </text:list-item>
        <text:list-item>
          <text:p text:style-name="P74">Données techniques (logiciels nécessaires etc.)</text:p>
        </text:list-item>
        <text:list-item>
          <text:p text:style-name="P74">Demandes de formation</text:p>
        </text:list-item>
      </text:list>
      <text:p text:style-name="P37"><text:span text:style-name="T41">Certains champs du formulaire sont obligatoires, d’autres sont facultatifs. Lorsque tous les champs obligatoires sont remplis, le demandeur peut cliquer sur le bouton </text:span><text:span text:style-name="Menu"><text:span text:style-name="T41">Envoyer à l’expert</text:span></text:span><text:span text:style-name="T41">. Les experts associés à cette thématique sont immédiatement notifiés par courriel : ils ont accès en lecture à tous les projets enregistrés et associés à l’une de ces thématiques. Cela leur permet d’avoir une vue globale de la vie des thématiques scientifiques qui les intéressent.</text:span></text:p>
      <text:p text:style-name="P39">Administrateurs/Projets pas session Cet écran donne la liste de projets déposés ou </text:p>
      <text:p text:style-name="P8"><text:span text:style-name="Menu">Administrateur/Sessions/</text:span><text:span text:style-name="Menu"><text:span text:style-name="T12">Terminer la saisie</text:span></text:span> <text:span text:style-name="T18">Après plusieurs semaines (typiquement quatre), un </text:span>administrateur<text:span text:style-name="T3"> gramc clique sur ce lien afin de terminer la période de saisie : les utilisateurs ne peuvent dès lors plus saisir leurs demandes. Même si gramc connaît la date de fin des saisies, </text:span><text:span text:style-name="T7">rien ne se fait automatiquement. </text:span><text:span text:style-name="T28">Cela permet de terminer la saisie après la période annoncée, afin de laisser aux retardataires quelques jours de « grâce ».</text:span></text:p>
      <text:p text:style-name="P15"><text:span text:style-name="DEV">DEV</text:span> La session passe en état <text:span text:style-name="Source_20_Text">EDITION_EXPERTISE</text:span></text:p>
      <text:p text:style-name="P15"><text:span text:style-name="Menu">Président/Affecter les experts</text:span> <text:span text:style-name="T13">Le président doit affecter un expert à chaque projet en utilisant ce menu. Gramc fait des propositions automatiques d’affectation, de sorte que le président n’a qu’à modifier à la marge les propositions de gramc : en cas de renouvellement, l’expert de la version précédente est proposé. Pour un nouveau projet, l’expert proposé est l’un des experts associé à la thématique du projet. En cas de conflit d’intérêt (tous les experts associés à la thématique du projet sont collaborateurs du projet), aucun expert n’est proposé. Le président modifie ou valide la proposition, et affecte alors un expert à chaque projet.</text:span></text:p>
      <text:p text:style-name="P14"><text:span text:style-name="T42">Dès qu’</text:span>un expert est affecté à un projet, il peut se connecter et avoir accès aux informations concernant le projet : demandes actuelles, consommation du projet s’il s’agit d’un renouvellement, <text:span text:style-name="T14">etc. Il peut entrer les commentaires et les propositions d’attribution concernant le projet :</text:span></text:p>
      <text:list xml:id="list58909597051170767" text:style-name="L11">
        <text:list-item>
          <text:p text:style-name="P75">Un champ « commentaire interne » permet de saisir un commentaire confidentiel, destiné uniquement au comité d’attribution.</text:p>
        </text:list-item>
        <text:list-item>
          <text:p text:style-name="P75">Un champ « commentaire externe » permet de saisir un commentaire destiné au responsable du projet. La plupart du temps (mais pas toujours !) ces commentaires sont identiques.</text:p>
        </text:list-item>
        <text:list-item>
          <text:p text:style-name="P75">Un champ « heures » permet de saisir la proposition d’attribution, telle qu’elle sera défendue par l’expert lors de la réunion plénière du comité d’attribution.</text:p>
        </text:list-item>
        <text:list-item>
          <text:p text:style-name="P76"><text:span text:style-name="T6">Session B uniquement </text:span>: Un champ supplémentaire permet aux experts de définir un nombre d’heures qui devront obligatoirement être utilisées durant les mois de Juillet et d’Août.</text:p>
        </text:list-item>
      </text:list>
      <text:p text:style-name="P11"><text:span text:style-name="T18">Après plusieurs semaines (généralement trois) d’expertise l</text:span>e <text:span text:style-name="T15">p</text:span>résident réunit le Comité d’Attribution, et celui-ci décide collectivement <text:span text:style-name="T15">des attributions (et aussi éventuellement du commentaire à envoyer au responsable du projet).</text:span></text:p>
      <text:p text:style-name="P12"><text:span text:style-name="Menu">Président/Commentaire de session</text:span> <text:span text:style-name="T15">Après la réunion du comité d’attribution, le président entre un « commentaire de session » : un petit texte faisant le bilan de la session d’attribution, et donnant éventuellement quelques informations générales sur la vie du mésocentre. Ce texte sera envoyé au responsable de projet dans le mail donnant la décision d’attribution.</text:span></text:p>
      <text:p text:style-name="P12"><text:span text:style-name="Menu">Président/Commentaire de session/</text:span><text:span text:style-name="Menu"><text:span text:style-name="T15">Envoyer les expertises</text:span></text:span></text:p>
      <text:p text:style-name="P19">ou</text:p>
      <text:p text:style-name="P12"><text:soft-page-break/><text:span text:style-name="Menu"><text:span text:style-name="T15">Administrateur</text:span></text:span><text:span text:style-name="Menu">/</text:span><text:span text:style-name="Menu"><text:span text:style-name="T16">Sessions</text:span></text:span><text:span text:style-name="Menu">/</text:span><text:span text:style-name="Menu"><text:span text:style-name="T15">Envoyer les expertises</text:span></text:span></text:p>
      <text:p text:style-name="P18">Lorsqu<text:span text:style-name="T42">e le président ou l’expert </text:span>a cliqué sur ce menu, le commentaire de session est figé et les experts peuvent finaliser leur expertise : ils ont accès au même écran qu’expliqué ci-dessus, avec en plus <text:span text:style-name="T16">un bouton permettant d’envoyer l’expertise. Lorsque l’expert clique sur ce bouton le résultat de l’expertise est envoyé au responsable de projet, et celle-ci est irréversible.</text:span></text:p>
      <text:p text:style-name="P17"><text:span text:style-name="DEV">DEV</text:span> La session passe en état <text:span text:style-name="Source_20_Text">E</text:span><text:span text:style-name="Source_20_Text"><text:span text:style-name="T16">N_ATTENTE</text:span></text:span></text:p>
      <text:p text:style-name="P13"><text:span text:style-name="Menu">Administrateur/Sessions/Activer la session</text:span><text:span text:style-name="T16"> <text:s/>Lorsque l’administrateur a cliqué sur ce bouton (début Janvier pour une session A), la session devient active. Cela signifie que :</text:span></text:p>
      <text:list xml:id="list170143439933158586" text:style-name="L12">
        <text:list-item>
          <text:p text:style-name="P104">S’il s’agit d’une session A, les sessions A et B de l’année précédente sont terminées. Des projets actifs l’année précédente mais non renouvelés passent en « Standby » (ils pourront être renouvelés ultérieurement, mais <text:span text:style-name="T18">n’apparaîtront</text:span> pas pour cette session).</text:p>
        </text:list-item>
        <text:list-item>
          <text:p text:style-name="P105">Il est à nouveau possible de créer des projets test.</text:p>
        </text:list-item>
      </text:list>
      <text:p text:style-name="P16"><text:span text:style-name="DEV">DEV</text:span> La session passe en état <text:span text:style-name="Source_20_Text"><text:span text:style-name="T13">ACTIF</text:span></text:span></text:p>
      <text:h text:style-name="Heading_20_2" text:outline-level="2">Les rallonges</text:h>
      <text:p text:style-name="P22">Les rallonges permettent aux utilisateurs de demander un supplément de ressources sans attendre la prochaine session d’attribution. <text:span text:style-name="T19">Seuls les administrateurs peuvent créer une rallonge, ceci afin d’éviter les abus. Donc l’utilisateur doit écrire au support afin de demander la création d’une rallonge.</text:span></text:p>
      <text:p text:style-name="P23"><text:span text:style-name="Menu">Administrateurs/projets par session/P19123</text:span> Seul un administrateur peut créer une rallonge. Lorsqu’elle est créée, le demandeur peut la remplir et l’envoyer en expertise. </text:p>
      <text:p text:style-name="P23"><text:span text:style-name="Menu">Président/rallonge de ressources</text:span> Le président doit alors affecter un expert à cette rallonge. L<text:span text:style-name="T35">e</text:span> logiciel propose l’expert qui avait travaillé sur le projet, le président peut confirmer ce choix ou le modifier. L’expert concerné recevra un courrier lui demandant de se connecter pour expertiser la demande. </text:p>
      <text:p text:style-name="P23"><text:span text:style-name="Menu">Expert/19AP19123R1/Envoyer</text:span> Lorsque l’expert clique sur le bouton, un courriel est envoyé au président, qui est seul habilité à statuer définitivement en fonction des contraintes d’exploitation de la machine. </text:p>
      <text:p text:style-name="P23"><text:span text:style-name="Menu">Président/rallonge de ressources/19AP19123R2</text:span> Le président décide du nombre d’heures à accorder et envoie la décision à l’utilisateur</text:p>
      <text:h text:style-name="Heading_20_2" text:outline-level="2">Les projets tests</text:h>
      <text:p text:style-name="P23">Sauf en période d’attribution, il est possible de demander l’ouverture d’un projet test <text:span text:style-name="T20">(projet ayant un nombre d’heures très réduit) :</text:span></text:p>
      <text:p text:style-name="P23"><text:span text:style-name="Menu">Demandeur/Nouveau projet test</text:span> Le demandeur (s’il a les droits suffisants) clique sur ce lien pour ouvrir le formulaire de demande de projet test : il s’agit du même formulaire <text:span text:style-name="T20">que le formulaire de projet, mais simplifié (la plupart des champs ne figurent pas). Le nombre d’heures ne peut pas être modifié par l’utilisateur (5000 par défaut), il pourra cependant être ajusté dans la réponse du président.</text:span></text:p>
      <text:p text:style-name="P24"><text:span text:style-name="Menu">Président/Projets test</text:span> Le président accepte ou non le projet test. Dans ce workflow simplifié, le comité d’attribution n’est pas sollicité, considérant que le nombre d’heures est très réduit. Le président du comité d’attribution prend donc seul la décision.</text:p>
      <text:h text:style-name="Heading_20_2" text:outline-level="2"><text:soft-page-break/>Liens entre gramc et le supercalculateur</text:h>
      <text:p text:style-name="P25">Pour des raisons de sécurité, gramc ne cherchera jamais à se connecter sur le supercalculateur. Par contre, le supercalculateur se connecte régulièrement par des requêtes http à gramc, avec deux objectifs :</text:p>
      <text:list xml:id="list8346422027873778310" text:style-name="List_20_1">
        <text:list-item>
          <text:p text:style-name="P106">Synchroniser les bases de données d’utilisateurs entre gramc et le supercalculateur</text:p>
        </text:list-item>
        <text:list-item>
          <text:p text:style-name="P77">Renseigner gramc sur la consommation des ressources.</text:p>
        </text:list-item>
      </text:list>
      <text:h text:style-name="P89" text:outline-level="3">Sécurisation et Authentification</text:h>
      <text:p text:style-name="P26">Cette connexion est sécurisée par adresses IP et authentifiée par mot de passe.</text:p>
      <text:h text:style-name="Heading_20_4" text:outline-level="4"><text:span text:style-name="T23">Sécurisation</text:span> par adresse IP :</text:h>
      <text:p text:style-name="P26">On peut sécuriser l’API par adresse IP en mettant des instructions de contrôle d’accès dans la configuration apache :</text:p>
      <text:p text:style-name="Text_20_body"><text:span text:style-name="Source_20_Text">&lt;Location url-de-gramc/adminux&gt;<text:line-break/>…<text:line-break/>&lt;/Location&gt;</text:span></text:p>
      <text:h text:style-name="Heading_20_4" text:outline-level="4">Sécurisation par mot de passe :</text:h>
      <text:p text:style-name="P27">Les url <text:span text:style-name="Source_20_Text">adminux</text:span> attendent une authentification http. Le nom d’utilisateur est <text:span text:style-name="Source_20_Text">consoupload</text:span>, tandis que le mot de passe figure dans le fichier de paramètres <text:span text:style-name="Source_20_Text">parameters.yml</text:span> (paramètre <text:span text:style-name="Source_20_Text">password_consoupload</text:span>)</text:p>
      <text:h text:style-name="Heading_20_4" text:outline-level="4">Utilisation de curl –netrc :</text:h>
      <text:p text:style-name="P27">Les connexions depuis le supercalculateur se feront souvent soit à partir de scripts d’administration, soit dans un crontab. L’utilisation de <text:span text:style-name="Source_20_Text">curl</text:span> avec le switch <text:span text:style-name="Source_20_Text">–-netrc</text:span> permet de s’affranchir de la contrainte du mot de passe, en mettant celui-ci dans un ficher. Voir la documentation de <text:span text:style-name="Source_20_Text">curl</text:span> pour les détails.</text:p>
      <text:h text:style-name="Heading_20_3" text:outline-level="3">Synchronisation de la base de données des utilisateurs</text:h>
      <text:p text:style-name="P28">Requête : Collaborateurs d’un projet ayant demandé un compte</text:p>
      <text:p text:style-name="P28">Pour demander la liste des collaborateurs du projet <text:span text:style-name="Source_20_Text">P19123</text:span> <text:span text:style-name="T25">ayant demandé un login</text:span>, il suffit d’envoyer la commande :</text:p>
      <text:p text:style-name="P30"><text:span text:style-name="Source_20_Text"><text:span text:style-name="T24">curl --silent --netrc https://url-de-gramc/adminux/getloginnames/P19123/projet</text:span></text:span></text:p>
      <text:p text:style-name="P28">La réponse <text:span text:style-name="T25">e</text:span>st envoyée sur la sortie standard au format json :</text:p>
      <text:p text:style-name="Text_20_body"><text:span text:style-name="Source_20_Text"><text:span text:style-name="T25">[{"idIndividu":503,"idProjet":"P19123","mail":"</text:span></text:span><text:span text:style-name="Source_20_Text">alice.dupont@exemple.com</text:span><text:span text:style-name="Source_20_Text"><text:span text:style-name="T25">","prenom":"Alice","nom":"Dupont","login":true,"loginname":null},"idIndividu":908,"idProjet":"P19123","mail":"bob.dupond@exemple.com","prenom":"Bob","nom":"Dupond","login":true,"loginname":"bdupond"}]</text:span></text:span></text:p>
      <text:p text:style-name="P29">On voit qu’Alice Dupont a demandé un login mais son champ loginname est null, ce qui signifie que le login n’est pas encore créé (ou <text:span text:style-name="T35">ou que les bases de données ne sont pas synchronisées</text:span>). Afin de synchroniser les deux bases de données il suffit d’envoyer la commande :</text:p>
      <text:p text:style-name="Text_20_body"><text:span text:style-name="Source_20_Text"><text:span text:style-name="T36">curl --silent --netrc </text:span></text:span><text:span text:style-name="Source_20_Text"><text:span text:style-name="T37">\<text:line-break/></text:span></text:span><text:span text:style-name="Source_20_Text"><text:span text:style-name="T36">https://url-de-gramc/adminux/setloginname/P19123/projet/503/individu/adupont/loginname<text:line-break/>OK</text:span></text:span></text:p>
      <text:p text:style-name="P34"><text:span text:style-name="T25">où </text:span><text:span text:style-name="Source_20_Text"><text:span text:style-name="T25">503</text:span></text:span><text:span text:style-name="T25"> est le </text:span><text:span text:style-name="Source_20_Text"><text:span text:style-name="T25">IdIndividu</text:span></text:span><text:span text:style-name="T25"> tel qu’envoyé par gramc dans la première commande et </text:span><text:span text:style-name="Source_20_Text">adupont</text:span><text:span text:style-name="T25"> le nom de login qui a été attribué. La commande doit normalement renvoyer </text:span><text:span text:style-name="Source_20_Text"><text:span text:style-name="T25">OK</text:span></text:span><text:span text:style-name="T25"> (si tout se passe bien). On peut évidemment relancer la première commande afin de vérifier que tout a bien fonctionné,</text:span></text:p>
      <text:h text:style-name="Heading_20_3" text:outline-level="3"><text:soft-page-break/>La consommation des ressources</text:h>
      <text:p text:style-name="P31">La consommation des ressources est chargée dans la table COMPTA de la base de données, à condition que le supercalculateur se connecte régulièrement (une fois par jour au maximum) pour alimenter la base. Pour cela il est nécessaire de :</text:p>
      <text:list xml:id="list8085861982854861129" text:style-name="L13">
        <text:list-item>
          <text:p text:style-name="P107">générer un fichier au format csv rendant compte de la consommation des différentes ressources</text:p>
        </text:list-item>
        <text:list-item>
          <text:p text:style-name="P78">téléverser ce fichier</text:p>
        </text:list-item>
      </text:list>
      <text:h text:style-name="Heading_20_4" text:outline-level="4">Fichier de consommation des ressources :</text:h>
      <text:p text:style-name="P31">Les champs du fichier sont les suivants :</text:p>
      <text:list xml:id="list143532913126145" text:continue-list="list8346422027873778310" text:style-name="List_20_1">
        <text:list-item>
          <text:p text:style-name="P106">date</text:p>
        </text:list-item>
        <text:list-item>
          <text:p text:style-name="P108">nom de login ou nom de groupe</text:p>
        </text:list-item>
        <text:list-item>
          <text:p text:style-name="P108">nom de la ressource (libre)</text:p>
        </text:list-item>
        <text:list-item>
          <text:p text:style-name="P108">user ou group</text:p>
        </text:list-item>
        <text:list-item>
          <text:p text:style-name="P108">Consommation</text:p>
        </text:list-item>
        <text:list-item>
          <text:p text:style-name="P106">Quota de cet utilisateur ou de ce groupe (éventuellement quota du groupe d’appartenance de l’utilisateur)</text:p>
        </text:list-item>
      </text:list>
      <text:p text:style-name="List_20_1"/>
      <text:p text:style-name="P31">Ci-dessous un exemple de fichier <text:span text:style-name="Source_20_Text">compta.csv</text:span> :</text:p>
      <text:p text:style-name="P31"><text:span text:style-name="Source_20_Text">2019-03-22,adupont,cpu,user,594,500000<text:line-break/>2019-03-22,adupont,gpu,user,11902,500000<text:line-break/>2019-03-22,bdupond,cpu,group,89,150000<text:line-break/>2019-03-22,bdupond,gpu,group,0,150000<text:line-break/>2019-03-22,p19123,cpu,group,683,50000<text:line-break/>2019-03-22,p19123,gpu,group,11902,50000</text:span></text:p>
      <text:h text:style-name="Heading_20_4" text:outline-level="4">Téléversement du fichier :</text:h>
      <text:p text:style-name="P31">Le téléversement du fichier, et donc l’alimentation de la base de données, se fait par la commande :</text:p>
      <text:p text:style-name="P35"><text:span text:style-name="Source_20_Text"><text:span text:style-name="T38">curl --silent --netrc --upload-file compta.csv \<text:line-break/>https://url-de-gramc/adminux/compta_update_batch</text:span></text:span></text:p>
      <text:h text:style-name="Heading_20_4" text:outline-level="4">Affichage des consommations :</text:h>
      <text:p text:style-name="P58">A ce jour cette table n’est pas utilisée pour afficher les consommations et les quotas.</text:p>
      <text:h text:style-name="P83" text:outline-level="2">Installation :</text:h>
      <text:p text:style-name="P40">L’ensemble de l’installation est décrit sur <text:span text:style-name="T47">le fichier README.md</text:span></text:p>
      <text:h text:style-name="P84" text:outline-level="2"><text:span text:style-name="DEV"><text:span text:style-name="T50">DEV</text:span></text:span><text:span text:style-name="T50"> </text:span>Les types de projets :</text:h>
      <text:p text:style-name="P59">Chaque projet a un « type » particulier, stoqué dans la base de données (champ <text:span text:style-name="code"><text:span text:style-name="T46">type_projet</text:span></text:span><text:span text:style-name="T46">). Trois types sont actuellement définis :</text:span></text:p>
      <text:p text:style-name="P65"><text:span text:style-name="code"><text:span text:style-name="T46">Projet::PROJET_SESS</text:span></text:span><text:span text:style-name="T46"> (1) : Les projets « ordinaires » précédemment décrits</text:span></text:p>
      <text:list xml:id="list1133503870036682653" text:style-name="L14">
        <text:list-item>
          <text:p text:style-name="P109">Ne peuvent être créés/renouvelés/modifiés que lors des sessions d’attribution</text:p>
        </text:list-item>
        <text:list-item>
          <text:p text:style-name="P111">Un seul expert par version</text:p>
        </text:list-item>
        <text:list-item>
          <text:p text:style-name="P110">Lorsque la session est dans l’état adhoc, l’expert envoie le résultat de son expertise directement à l’utilisateur</text:p>
        </text:list-item>
      </text:list>
      <text:p text:style-name="P56"/>
      <text:p text:style-name="P66"><text:span text:style-name="code"><text:span text:style-name="T46">Projet::PROJET_TEST</text:span></text:span><text:span text:style-name="T46"> (2) : Les projets test</text:span></text:p>
      <text:list xml:id="list8840597774770239126" text:style-name="L15">
        <text:list-item>
          <text:p text:style-name="P112">Peuvent être créés à tout moment (sauf quand la session est en édition/expertise)</text:p>
        </text:list-item>
        <text:list-item>
          <text:p text:style-name="P112">Un seul expert par version, <text:span text:style-name="T54">qui est obligatoirement président</text:span></text:p>
        </text:list-item>
        <text:list-item>
          <text:p text:style-name="P112"><text:soft-page-break/>Pas de renouvellement</text:p>
        </text:list-item>
      </text:list>
      <text:p text:style-name="P54"/>
      <text:p text:style-name="P66"><text:span text:style-name="code"><text:span text:style-name="T46">Projet::PROJET_FIL</text:span></text:span><text:span text:style-name="T46"> (3) : Les projets « au fil de l’eau »</text:span></text:p>
      <text:list xml:id="list143531680092648" text:continue-numbering="true" text:style-name="L15">
        <text:list-item>
          <text:p text:style-name="P113">Peuvent être créés à tout moment</text:p>
        </text:list-item>
        <text:list-item>
          <text:p text:style-name="P112">Sont renouvelés uniquement lors des sessions d’attribution</text:p>
        </text:list-item>
        <text:list-item>
          <text:p text:style-name="P129">Entre deux sessions le responsable peut demander une « rallonge »</text:p>
        </text:list-item>
        <text:list-item>
          <text:p text:style-name="P130">Peuvent avoir plusieurs experts : </text:p>
          <text:list>
            <text:list-item>
              <text:p text:style-name="P130"><text:span text:style-name="T54">L</text:span>es expertises sont envoyées au président</text:p>
            </text:list-item>
            <text:list-item>
              <text:p text:style-name="P130"><text:span text:style-name="T54">Seule </text:span>l’expertise du président est envoyée au responsable</text:p>
            </text:list-item>
          </text:list>
        </text:list-item>
      </text:list>
      <text:h text:style-name="Heading_20_2" text:outline-level="2"><text:span text:style-name="DEV"><text:span text:style-name="T50">DEV</text:span></text:span><text:span text:style-name="T50"> </text:span>Les rôles.</text:h>
      <text:h text:style-name="Heading_20_3" text:outline-level="3">Les rôles de l’application sont décrits dans ce fichier :</text:h>
      <text:p text:style-name="code"><text:span text:style-name="code">src/AppBundle/Entity/Individu.php</text:span></text:p>
      <text:p text:style-name="code"><text:span text:style-name="code"/></text:p>
      <text:p text:style-name="P131"><text:span text:style-name="code"><text:span text:style-name="T55"><text:s text:c="4"/>/* LES ROLES DEFINIS DANS L'APPLICATION</text:span></text:span></text:p>
      <text:p text:style-name="P131"><text:span text:style-name="code"><text:span text:style-name="T55"><text:s text:c="5"/>* <text:s text:c="4"/>- ROLE_DEMANDEUR = Peut demander des ressoureces - Le minimum</text:span></text:span></text:p>
      <text:p text:style-name="P131"><text:span text:style-name="code"><text:span text:style-name="T55"><text:s text:c="5"/>* <text:s text:c="4"/>- ROLE_ADMIN <text:s text:c="4"/>= Peut paramétrer l'application et intervenir dans <text:s text:c="2"/></text:span></text:span></text:p>
      <text:p text:style-name="P131"><text:span text:style-name="code"><text:span text:style-name="T55"><text:s text:c="5"/>* <text:s text:c="23"/>les projets ou le workflow</text:span></text:span></text:p>
      <text:p text:style-name="P131"><text:span text:style-name="code"><text:span text:style-name="T55"><text:s text:c="5"/>* <text:s text:c="4"/>- ROLE_OBS <text:s text:c="6"/>= Peut tout observer, mais ne peut agir</text:span></text:span></text:p>
      <text:p text:style-name="P131"><text:span text:style-name="code"><text:span text:style-name="T55"><text:s text:c="5"/>* <text:s text:c="4"/>- ROLE_EXPERT <text:s text:c="3"/>= Peut être affecté à un projet pour expertise</text:span></text:span></text:p>
      <text:p text:style-name="P131"><text:span text:style-name="code"><text:span text:style-name="T55"><text:s text:c="5"/>* <text:s text:c="4"/>- ROLE_PRESIDENT = Peut affecter les experts à des projets</text:span></text:span></text:p>
      <text:p text:style-name="P131"><text:span text:style-name="code"><text:span text:style-name="T55"><text:s text:c="5"/>* <text:s text:c="4"/>- ROLE_SYSADMIN <text:s/>= Administrateur système du mésocentre, <text:line-break/> <text:s text:c="4"/>* <text:s text:c="23"/>est observateur et reçoit certains mails</text:span></text:span></text:p>
      <text:p text:style-name="P131"><text:span text:style-name="code"><text:span text:style-name="T55"><text:s text:c="5"/>* <text:s text:c="4"/>- ROLE_ALLOWED_TO_SWITCH = Peut changer d'identité <text:line-break/> <text:s text:c="4"/>* <text:s text:c="31"/>(kifkif admin - A supprimer ?)</text:span></text:span></text:p>
      <text:p text:style-name="P131"><text:span text:style-name="code"><text:span text:style-name="T55"><text:s text:c="5"/>*/</text:span></text:span></text:p>
      <text:p text:style-name="P131"><text:span text:style-name="code"><text:span text:style-name="T55"><text:s/></text:span></text:span></text:p>
      <text:h text:style-name="Heading_20_3" text:outline-level="3">Comment connaître le rôle de la personne connectée :</text:h>
      <text:h text:style-name="Heading_20_4" text:outline-level="4">en php :</text:h>
      <text:p text:style-name="code">if( AppBundle::isGranted('ROLE_ADMIN') )<text:line-break/>{<text:line-break/> <text:s text:c="2"/>blaBla() ;<text:line-break/></text:p>
      <text:h text:style-name="Heading_20_4" text:outline-level="4">en twig :</text:h>
      <text:p text:style-name="code">{% if is_granted('ROLE_ADMIN') %} ... {% endif %}</text:p>
      <text:p text:style-name="P64"/>
      <text:p text:style-name="P64"/>
      <text:h text:style-name="Heading_20_2" text:outline-level="2"><text:span text:style-name="DEV"><text:span text:style-name="T50">DEV</text:span></text:span><text:span text:style-name="T50"> </text:span>Les paramètres.</text:h>
      <text:p text:style-name="P64">Ils sont déclarés dans deux fichiers :</text:p>
      <text:p text:style-name="code">app/config/parameters.yml<text:line-break/><text:span text:style-name="T50">app/config/config.yml</text:span></text:p>
      <text:p text:style-name="P43"/>
      <text:p text:style-name="P43">La seconde déclaration est indispensable pour que le paramètre soit connu de Twig</text:p>
      <text:h text:style-name="Heading_20_4" text:outline-level="4">en php :</text:h>
      <text:p text:style-name="code">if (AppBundle::isGranted( 'IS_AUTHENTICATED_FULLY' ) ) ...;</text:p>
      <text:h text:style-name="Heading_20_4" text:outline-level="4">en twig :</text:h>
      <text:p text:style-name="code">{% if is_granted('IS_AUTHENTICATED_FULLY') %} ... {% endif %}</text:p>
      <text:h text:style-name="Heading_20_2" text:outline-level="2"><text:soft-page-break/><text:span text:style-name="DEV">D</text:span><text:span text:style-name="DEV"><text:span text:style-name="T51">EV</text:span></text:span><text:span text:style-name="T51"> </text:span>Le schéma de base de données :</text:h>
      <text:p text:style-name="P44">Pour ajouter le champ mon_champ à la table matable de la base de données, il faut a minima :</text:p>
      <text:list xml:id="list6646715652567841416" text:style-name="L16">
        <text:list-item>
          <text:p text:style-name="P114">Modifier le fichier <text:span text:style-name="code">Entity/Ma</text:span><text:span text:style-name="code"><text:span text:style-name="T51">t</text:span></text:span><text:span text:style-name="code">able.php</text:span></text:p>
        </text:list-item>
      </text:list>
      <text:list xml:id="list3293135258662115406" text:style-name="L17">
        <text:list-item>
          <text:list>
            <text:list-item>
              <text:p text:style-name="P116">Ajouter un setteur : <text:line-break/><text:span text:style-name="code"><text:span text:style-name="T51">public </text:span></text:span><text:span text:style-name="code">function setMonChamp($mon_champ)</text:span></text:p>
            </text:list-item>
            <text:list-item>
              <text:p text:style-name="P116">Ajouter un accesseur : <text:line-break/><text:span text:style-name="code">public function getMonChamp()</text:span></text:p>
            </text:list-item>
            <text:list-item>
              <text:p text:style-name="P117">Le plus simple est de regarder ce qui existe pour s’en inspirer</text:p>
            </text:list-item>
            <text:list-item>
              <text:p text:style-name="P117">attention Si le champ à ajouter est une clé étrangère vers une autre table c’est un peu plus compliqué.</text:p>
            </text:list-item>
          </text:list>
        </text:list-item>
      </text:list>
      <text:list xml:id="list143531100826513" text:continue-list="list6646715652567841416" text:style-name="L16">
        <text:list-item>
          <text:p text:style-name="P115"><text:span text:style-name="T51">Appeler la commande : </text:span><text:span text:style-name="code"><text:span text:style-name="T51">bin/console doctrine:schema:update --dump-sql</text:span></text:span><text:span text:style-name="T51"> pour savoir ce qu’il mijote</text:span></text:p>
        </text:list-item>
        <text:list-item>
          <text:p text:style-name="P115"><text:span text:style-name="T51">Appeler la commande : </text:span><text:span text:style-name="code"><text:span text:style-name="T51">bin/console doctrine:schema:update --dump-sql <text:s/>--force </text:span></text:span><text:span text:style-name="T51">pour le faire effectivement</text:span></text:p>
        </text:list-item>
      </text:list>
      <text:h text:style-name="Heading_20_2" text:outline-level="2"><text:span text:style-name="DEV"><text:span text:style-name="T52">DEV</text:span></text:span><text:span text:style-name="T52"> </text:span>Les data fixtures</text:h>
      <text:p text:style-name="P45">Il arrive qu’on doive intervenir en masse sur la base de données, pour changer la valeur d’un champ dans tous les enregistrements par exemple. Pour faire cela il faut :</text:p>
      <text:list xml:id="list4810950317052786980" text:style-name="L18">
        <text:list-item>
          <text:p text:style-name="P118"><text:span text:style-name="T52">écrire un petit script, généralement simple, voire « quick and dirty », et le déposer dans le répertoire </text:span><text:span text:style-name="code"><text:span text:style-name="T52">DataFixtures/ORM/</text:span></text:span></text:p>
        </text:list-item>
        <text:list-item>
          <text:p text:style-name="P118">Appeler la commande : <text:span text:style-name="code">bin/console doctrine:fixture:load --append</text:span></text:p>
        </text:list-item>
      </text:list>
      <text:list xml:id="list1958143636531765221" text:style-name="L19">
        <text:list-item>
          <text:list>
            <text:list-item>
              <text:p text:style-name="P119"><text:span text:style-name="T52">Attention le </text:span><text:span text:style-name="code"><text:span text:style-name="T52">--append</text:span></text:span><text:span text:style-name="T52"> est très important car si on ne le met pas chaque table impactée commence par être vidée !</text:span></text:p>
            </text:list-item>
          </text:list>
        </text:list-item>
      </text:list>
      <text:h text:style-name="Heading_20_2" text:outline-level="2"><text:span text:style-name="DEV"><text:span text:style-name="T53">DEV</text:span></text:span><text:span text:style-name="T53"> </text:span>Le programme drop…</text:h>
      <text:p text:style-name="P55"><text:span text:style-name="T53">Le</text:span> <text:span text:style-name="T53">programme</text:span> <text:span text:style-name="code"><text:span text:style-name="T53">reprise/drop-bd-recharge-pour-debug.php</text:span></text:span><text:span text:style-name="T53"> permet de </text:span>charger dans une instance de développement une base de données issue de la production,</text:p>
      <text:p text:style-name="P54">Il fait les actions suivantes :</text:p>
      <text:list xml:id="list1256743858609513689" text:style-name="L20">
        <text:list-item>
          <text:p text:style-name="P120">Effacer la base de données courante</text:p>
        </text:list-item>
        <text:list-item>
          <text:p text:style-name="P121">Recharger la base de données à partir du dump sql fourni</text:p>
        </text:list-item>
        <text:list-item>
          <text:p text:style-name="P120"><text:span text:style-name="T53">Modifier les mails des utilisateurs (table </text:span><text:span text:style-name="code"><text:span text:style-name="T53">individu</text:span></text:span><text:span text:style-name="T53">) afin d’être sûr que les « vrais » individus ne recevront pas de mail lors du débogage. Le paramètre </text:span><text:span text:style-name="code"><text:span text:style-name="T53">maildevt</text:span></text:span><text:span text:style-name="T53"> est utilisé à cet effet</text:span></text:p>
        </text:list-item>
        <text:list-item>
          <text:p text:style-name="P121">Modifie si besoin le schéma de la base de données comme expliqué ci-dessus</text:p>
        </text:list-item>
        <text:list-item>
          <text:p text:style-name="P121">Exécute toutes les datafixtures qu’il trouve, comme expliqué ci-dessus</text:p>
        </text:list-item>
      </text:list>
      <text:p text:style-name="P54"/>
      <text:h text:style-name="Heading_20_2" text:outline-level="2"><text:span text:style-name="DEV"><text:span text:style-name="T49">DEV</text:span></text:span><text:span text:style-name="T49"> </text:span>Les normes de codage :</text:h>
      <text:h text:style-name="Heading_20_3" text:outline-level="3"><text:span text:style-name="T48">Définir une</text:span> classe :</text:h>
      <text:p text:style-name="code">/*********</text:p>
      <text:p text:style-name="code">* </text:p>
      <text:p text:style-name="code">* <text:span text:style-name="T48">Cette classe sert à ça et à ça</text:span></text:p>
      <text:p text:style-name="code">*</text:p>
      <text:p text:style-name="code">**/</text:p>
      <text:p text:style-name="code">class MaClasse <text:line-break/>{<text:line-break/> <text:s text:c="3"/>…<text:line-break/>}</text:p>
      <text:list xml:id="list6321724776639647973" text:style-name="L21">
        <text:list-header>
          <text:p text:style-name="P123"/>
        </text:list-header>
        <text:list-item>
          <text:p text:style-name="P124">Un peu de commentaire général au début</text:p>
        </text:list-item>
        <text:list-item>
          <text:p text:style-name="P124">Le nom commence par une majuscule, chaque mot du nom aussi</text:p>
        </text:list-item>
        <text:list-item>
          <text:p text:style-name="P124">Mettre les accolades comme indiqué, indentation de 4 espaces</text:p>
        </text:list-item>
      </text:list>
      <text:h text:style-name="P90" text:outline-level="3">Définir un attribut de classe :</text:h>
      <text:p text:style-name="code">public monAttribut ;</text:p>
      <text:list xml:id="list3055928483435496682" text:style-name="L22">
        <text:list-header>
          <text:p text:style-name="P125"/>
        </text:list-header>
        <text:list-item>
          <text:p text:style-name="P125">Le nom commence par une minuscule, chaque mot du nom par une majuscule</text:p>
        </text:list-item>
      </text:list>
      <text:p text:style-name="P61"><text:soft-page-break/></text:p>
      <text:h text:style-name="P90" text:outline-level="3">Définir une fonction ou une méthode</text:h>
      <text:p text:style-name="code">/*********</text:p>
      <text:p text:style-name="code">* </text:p>
      <text:p text:style-name="code">* <text:span text:style-name="T48">Cette fonction fait ça,</text:span></text:p>
      <text:p text:style-name="code">*</text:p>
      <text:p text:style-name="code">* <text:s text:c="2"/><text:span text:style-name="T48">params : $projet Le projet en cours</text:span></text:p>
      <text:p text:style-name="code">* <text:s text:c="2"/><text:span text:style-name="T48">return : Un autre projet</text:span></text:p>
      <text:p text:style-name="code">*</text:p>
      <text:p text:style-name="code">**/</text:p>
      <text:p text:style-name="code">public function maFonction(Projet $projet)<text:line-break/>{<text:line-break/> <text:s text:c="3"/>…<text:line-break/>}</text:p>
      <text:p text:style-name="P60"/>
      <text:list xml:id="list143531361555486" text:continue-list="list6321724776639647973" text:style-name="L21">
        <text:list-item>
          <text:p text:style-name="P124">En tête de fonction, mettre un commentaire : ce qu’elle fait, ce qu’elle attend comme paramètres (avec les prérequis), ce qui sort. <text:span text:style-name="T54">Éventuellement</text:span> aussi ce qui se passe en cas d’erreur (exceptions etc)</text:p>
        </text:list-item>
        <text:list-item>
          <text:p text:style-name="P122">Mettre le type de <text:span text:style-name="T48">paramètre</text:span> attendu lorsque c’est possible</text:p>
        </text:list-item>
        <text:list-item>
          <text:p text:style-name="P124">Le nom commence par une minuscule, chaque mot du nom par une majuscule</text:p>
        </text:list-item>
        <text:list-item>
          <text:p text:style-name="P124">Mettre les accolades comme indiqué, indentation de 4 espaces</text:p>
        </text:list-item>
      </text:list>
      <text:p text:style-name="P60"/>
      <text:p text:style-name="P62">Définir une variable locale :</text:p>
      <text:p text:style-name="code">$ma_variable = 0 ;</text:p>
      <text:p text:style-name="code">$maVariable <text:s/>= 1 ;</text:p>
      <text:p text:style-name="P53"/>
      <text:list xml:id="list3185010365053052523" text:style-name="L23">
        <text:list-item>
          <text:p text:style-name="P126">Tout en minuscules</text:p>
        </text:list-item>
        <text:list-item>
          <text:p text:style-name="P80">Les mots constituant le nom sont séparés par des _</text:p>
        </text:list-item>
      </text:list>
      <text:p text:style-name="P63">Ou alors :</text:p>
      <text:list xml:id="list8501020783841767707" text:style-name="L24">
        <text:list-item>
          <text:p text:style-name="P127">Comme un attribut de classe</text:p>
        </text:list-item>
      </text:list>
      <text:p text:style-name="P53"/>
      <text:h text:style-name="Heading_20_3" text:outline-level="3"><text:span text:style-name="T49">Ecrire un </text:span>bloc :</text:h>
      <text:p text:style-name="P62">que le bloc soit une classe, une fonction, une boucle ou un if, on le formate de la même manière :</text:p>
      <text:p text:style-name="code">if ($x==0)<text:line-break/>{<text:line-break/> <text:s text:c="3"/>$y = maFonction($x) ;<text:line-break/> <text:s text:c="3"/>$z = $y + 1.<text:line-break/>}</text:p>
      <text:list xml:id="list6169035983467665402" text:style-name="L25">
        <text:list-item>
          <text:p text:style-name="P128">Accolade ouvrante alignée avec le if</text:p>
        </text:list-item>
        <text:list-item>
          <text:p text:style-name="P128">Indentation de 4 colonnes</text:p>
        </text:list-item>
        <text:list-item>
          <text:p text:style-name="P128">Accolade fermante alignée avec le if</text:p>
        </text:list-item>
      </text:list>
      <text:p text:style-name="Text_20_body"/>
      <text:h text:style-name="Heading_20_4" text:outline-level="4">S’il n’y a qu’une seule ligne dans le bloc, écrire :</text:h>
      <text:p text:style-name="P68">if ($x==0)<text:line-break/>{<text:line-break/> <text:s text:c="3"/>$y = maFonction($x) ;<text:line-break/><text:span text:style-name="T49">}</text:span></text:p>
      <text:p text:style-name="Text_20_body"/>
      <text:p text:style-name="P20">ou</text:p>
      <text:p text:style-name="P68">if ($x==0) $y = maFonction($x);</text:p>
      <text:p text:style-name="P67"/>
      <text:p text:style-name="P42"/>
      <text:p text:style-name="P21"><text:soft-page-break/>mais pas :</text:p>
      <text:p text:style-name="P69">if ($x==0) <text:line-break/> <text:s text:c="3"/>$y = maFonction($x);</text:p>
      <text:p text:style-name="P41"/>
      <text:p text:style-name="P41">Cette dernière écriture est peu lisible et peut entraîner facilement des erreurs.</text:p>
      <text:p text:style-name="P41"/>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Noto Sans" svg:font-family="'Noto Sans'" style:font-adornments="Regular"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35.49pt"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loext:contextual-spacing="false" fo:line-height="120%"/>
      <style:text-properties style:font-name="Liberation Sans1" fo:font-family="'Liberation Sans'"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pt" fo:margin-right="0pt" fo:margin-top="11.99pt" fo:margin-bottom="6.01pt" loext:contextual-spacing="false" fo:text-indent="0pt"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pt" fo:margin-right="0pt" fo:margin-top="10.01pt" fo:margin-bottom="6.01pt" loext:contextual-spacing="false" fo:text-indent="0pt" style:auto-text-indent="false"/>
      <style:text-properties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pt" fo:margin-right="0pt" fo:margin-top="7pt" fo:margin-bottom="6.01pt" loext:contextual-spacing="false" fo:text-indent="0pt" style:auto-text-indent="false"/>
      <style:text-properties fo:font-size="80%" fo:font-weight="bold" style:font-size-asian="101%" style:font-weight-asian="bold" style:font-size-complex="101%" style:font-weight-complex="600"/>
    </style:style>
    <style:style style:name="Subtitle" style:family="paragraph" style:parent-style-name="Heading" style:next-style-name="Text_20_body" style:class="chapter">
      <style:paragraph-properties fo:margin-top="3pt" fo:margin-bottom="6.01pt"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16.95pt" fo:margin-right="0pt" fo:text-indent="-16.95pt" style:auto-text-indent="false" text:number-lines="false" text:line-number="0"/>
      <style:text-properties style:font-name="Liberation Sans1" fo:font-family="'Liberation Sans'" style:font-style-name="Normal" style:font-family-generic="swiss" style:font-pitch="variable" fo:font-size="9pt" style:font-size-asian="10pt" style:font-size-complex="10pt"/>
    </style:style>
    <style:style style:name="Heading_20_4" style:display-name="Heading 4" style:family="paragraph" style:parent-style-name="Heading" style:next-style-name="Text_20_body" style:default-outline-level="4" style:class="text">
      <style:paragraph-properties fo:margin-left="0pt" fo:margin-right="0pt" fo:margin-top="6.01pt" fo:margin-bottom="6.01pt" loext:contextual-spacing="false" fo:text-indent="0pt" style:auto-text-indent="false"/>
      <style:text-properties fo:font-size="80%" fo:font-style="italic" fo:font-weight="normal" style:font-size-asian="95%" style:font-style-asian="italic" style:font-weight-asian="bold" style:font-size-complex="95%" style:font-style-complex="italic" style:font-weight-complex="normal"/>
    </style:style>
    <style:style style:name="List_20_1" style:display-name="List 1" style:family="paragraph" style:parent-style-name="List" style:class="list" style:master-page-name="">
      <style:paragraph-properties fo:margin-left="18pt" fo:margin-right="0pt" fo:margin-top="0pt" fo:margin-bottom="0pt" loext:contextual-spacing="false" fo:line-height="90%" fo:text-indent="-18pt" style:auto-text-indent="false" style:page-number="auto"/>
    </style:style>
    <style:style style:name="Preformatted_20_Text" style:display-name="Preformatted Text" style:family="paragraph" style:parent-style-name="Standard" style:class="html">
      <style:paragraph-properties fo:margin-top="0pt" fo:margin-bottom="0pt"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Preformatted_20_Text" style:master-page-name="">
      <loext:graphic-properties draw:fill="solid" draw:fill-color="#eeeeee" draw:fill-image-width="0pt" draw:fill-image-height="0pt"/>
      <style:paragraph-properties fo:keep-together="always" fo:orphans="0" fo:widows="0" style:page-number="auto" fo:background-color="#eeeeee"/>
      <style:text-properties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Menu" style:family="text" style:parent-style-name="Visited_20_Internet_20_Link">
      <style:text-properties style:use-window-font-color="true" fo:font-style="italic" style:text-underline-style="none" fo:font-weight="bold" style:font-size-asian="10.5pt" loext:padding="1.39pt" loext:border="0.06pt solid #000000" loext:shadow="#808080 2.01pt 2.01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fo:font-weight="bold" style:font-name-asian="Nimbus Mono L" style:font-family-asian="'Nimbus Mono L'" style:font-family-generic-asian="modern" style:font-pitch-asian="fixed" style:font-size-asian="10.5pt" style:font-name-complex="Liberation Mono" style:font-family-complex="'Liberation Mono'" style:font-family-generic-complex="modern" style:font-pitch-complex="fixed"/>
    </style:style>
    <style:style style:name="DEV" style:family="text" style:parent-style-name="Menu">
      <style:text-properties fo:font-style="normal" fo:font-weight="normal" style:font-size-asian="10.5pt" loext:shadow="#808080 -2.01pt -2.01pt"/>
    </style:style>
    <style:style style:name="Footnote_20_Symbol" style:display-name="Footnote Symbol" style:family="text"/>
    <style:style style:name="Footnote_20_anchor" style:display-name="Footnote anchor" style:family="text">
      <style:text-properties style:text-position="super 58%"/>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code" style:family="text" style:parent-style-name="Source_20_Text">
      <style:text-properties fo:font-size="10pt" style:font-size-asian="10.5pt"/>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36pt" fo:text-indent="-18pt" fo:margin-left="36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54pt" fo:text-indent="-18pt" fo:margin-left="54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72pt" fo:text-indent="-18pt" fo:margin-left="7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90pt" fo:text-indent="-18pt" fo:margin-left="90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08pt" fo:text-indent="-18pt" fo:margin-left="108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26pt" fo:text-indent="-18pt" fo:margin-left="12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44pt" fo:text-indent="-18pt" fo:margin-left="14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62pt" fo:text-indent="-18pt" fo:margin-left="162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80pt" fo:text-indent="-18pt" fo:margin-left="180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98pt" fo:text-indent="-18pt" fo:margin-left="198pt"/>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8.5pt" fo:text-indent="-8.5pt" fo:margin-left="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7.01pt" fo:text-indent="-8.5pt" fo:margin-left="17.0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office:styles>
  <office:automatic-styles>
    <style:page-layout style:name="Mpm1">
      <style:page-layout-properties fo:page-width="595.3pt" fo:page-height="841.89pt" style:num-format="1" style:print-orientation="portrait" fo:margin-top="56.69pt" fo:margin-bottom="56.69pt" fo:margin-left="56.69pt" fo:margin-right="56.69pt" style:writing-mode="lr-tb" style:footnote-max-height="0pt">
        <style:footnote-sep style:width="0.51pt" style:distance-before-sep="2.86pt" style:distance-after-sep="2.86pt"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1T12:03:07.115785501</meta:creation-date>
    <dc:date>2019-08-09T14:35:30.612501805</dc:date>
    <meta:editing-duration>PT8H15M11S</meta:editing-duration>
    <meta:editing-cycles>30</meta:editing-cycles>
    <meta:generator>LibreOffice/5.1.6.2$Linux_X86_64 LibreOffice_project/10m0$Build-2</meta:generator>
    <dc:creator>Emmanuel Courcelle</dc:creator>
    <meta:document-statistic meta:table-count="0" meta:image-count="0" meta:object-count="0" meta:page-count="12" meta:paragraph-count="282" meta:word-count="4287" meta:character-count="27966" meta:non-whitespace-character-count="23809"/>
  </office:meta>
</office:document-meta>
</file>